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jpeg" manifest:full-path="Pictures/10000000000002D00000016F5D226DFA.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0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8"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1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2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21" style:family="paragraph" style:parent-style-name="Standard" style:list-style-name="L1">
      <style:paragraph-properties fo:text-align="justify" style:justify-single-word="false"/>
      <style:text-properties fo:font-size="14pt" style:font-size-asian="14pt" style:font-size-complex="14pt"/>
    </style:style>
    <style:style style:name="P12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23" style:family="paragraph" style:parent-style-name="Standard" style:list-style-name="L8">
      <style:paragraph-properties fo:text-align="justify" style:justify-single-word="false" style:text-autospace="none"/>
    </style:style>
    <style:style style:name="P124" style:family="paragraph" style:parent-style-name="Standard" style:list-style-name="L10">
      <style:paragraph-properties fo:text-align="justify" style:justify-single-word="false" style:text-autospace="none"/>
    </style:style>
    <style:style style:name="P12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0"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1"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3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3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3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3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4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1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4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6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7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7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7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2" style:family="text">
      <style:text-properties fo:color="#000000" style:font-name="Times New Roman" fo:font-size="13pt" fo:font-style="normal" style:font-size-asian="13pt" style:font-style-asian="normal" style:font-size-complex="13pt" style:font-style-complex="normal"/>
    </style:style>
    <style:style style:name="T3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4"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6"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9" style:family="text">
      <style:text-properties fo:color="#000000" style:font-name="Times New Roman" fo:font-size="13pt" fo:font-weight="normal" style:font-size-asian="13pt" style:font-weight-asian="normal" style:font-size-complex="13pt" style:font-weight-complex="normal"/>
    </style:style>
    <style:style style:name="T40" style:family="text">
      <style:text-properties fo:color="#000000" style:font-name="Times New Roman" fo:font-size="13pt" fo:font-weight="bold" style:font-size-asian="13pt" style:font-weight-asian="bold" style:font-size-complex="13pt" style:font-weight-complex="bold"/>
    </style:style>
    <style:style style:name="T41" style:family="text">
      <style:text-properties fo:color="#000000" style:font-name="Times New Roman" fo:font-size="13pt" style:font-size-asian="13pt" style:font-size-complex="13pt"/>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fo:color="#000000" style:font-name="Times New Roman" fo:font-style="normal" fo:font-weight="normal" style:font-style-asian="normal" style:font-weight-asian="normal" style:font-style-complex="normal" style:font-weight-complex="normal"/>
    </style:style>
    <style:style style:name="T45" style:family="text">
      <style:text-properties fo:color="#000000" style:font-name="Times New Roman" fo:font-style="normal" style:font-name-asian="Courier New" style:font-style-asian="normal" style:font-name-complex="Courier New" style:font-style-complex="normal"/>
    </style:style>
    <style:style style:name="T4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4" style:family="text">
      <style:text-properties fo:color="#000000" style:font-name="Times New Roman" fo:font-weight="normal" style:font-weight-asian="normal" style:font-weight-complex="normal"/>
    </style:style>
    <style:style style:name="T5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style:font-name-asian="Courier New" style:font-style-asian="normal" style:font-name-complex="Courier New" style:font-style-complex="normal"/>
    </style:style>
    <style:style style:name="T5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0" style:family="text">
      <style:text-properties fo:color="#000000" fo:font-style="italic" fo:font-weight="normal" style:font-style-asian="italic" style:font-weight-asian="normal" style:font-style-complex="italic" style:font-weight-complex="normal"/>
    </style:style>
    <style:style style:name="T61" style:family="text">
      <style:text-properties fo:color="#000000" fo:font-style="italic" style:font-style-asian="italic" style:font-style-complex="italic"/>
    </style:style>
    <style:style style:name="T62" style:family="text">
      <style:text-properties fo:color="#000000" fo:font-weight="bold" style:font-weight-asian="bold" style:font-weight-complex="bold"/>
    </style:style>
    <style:style style:name="T6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000000" style:font-name="Courier New" fo:font-weight="normal" style:font-weight-asian="normal" style:font-weight-complex="normal"/>
    </style:style>
    <style:style style:name="T66" style:family="text">
      <style:text-properties fo:color="#000000" fo:font-size="10pt" style:font-size-asian="10pt" style:font-size-complex="10pt"/>
    </style:style>
    <style:style style:name="T67"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3pt" style:font-size-asian="13pt" style:font-size-complex="13pt"/>
    </style:style>
    <style:style style:name="T70" style:family="text">
      <style:text-properties fo:color="#000000" style:font-name="Times New Roman" fo:font-size="13pt" fo:font-style="normal" style:font-size-asian="13pt" style:font-style-asian="normal" style:font-size-complex="13pt" style:font-style-complex="normal"/>
    </style:style>
    <style:style style:name="T7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72"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weight="normal"/>
    </style:style>
    <style:style style:name="T82" style:family="text">
      <style:text-properties fo:font-weight="normal" style:font-weight-asian="normal" style:font-weight-complex="normal"/>
    </style:style>
    <style:style style:name="T83" style:family="text">
      <style:text-properties style:font-name="Courier New" fo:font-size="10pt" style:font-size-asian="10pt" style:font-size-complex="10pt"/>
    </style:style>
    <style:style style:name="T84" style:family="text">
      <style:text-properties style:font-name="Courier New" fo:font-size="10pt" fo:font-weight="normal" style:font-size-asian="10pt" style:font-weight-asian="normal" style:font-size-complex="10pt" style:font-weight-complex="normal"/>
    </style:style>
    <style:style style:name="T8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style:font-name="Courier New" fo:font-size="11pt" fo:font-weight="normal" style:font-size-asian="11pt" style:font-weight-asian="normal" style:font-size-complex="11pt"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fo:font-style="italic" style:font-size-asian="9pt" style:font-style-asian="italic" style:font-size-complex="9pt" style:font-style-complex="italic"/>
    </style:style>
    <style:style style:name="T89" style:family="text">
      <style:text-properties style:font-name="Times New Roman"/>
    </style:style>
    <style:style style:name="T90" style:family="text">
      <style:text-properties style:font-name="Times New Roman" fo:font-style="normal" fo:font-weight="normal" style:font-style-asian="normal" style:font-weight-asian="normal" style:font-style-complex="normal" style:font-weight-complex="normal"/>
    </style:style>
    <style:style style:name="T91" style:family="text">
      <style:text-properties style:font-name="Times New Roman" fo:font-style="normal" fo:font-weight="bold" style:font-style-asian="normal" style:font-weight-asian="bold" style:font-style-complex="normal" style:font-weight-complex="bold"/>
    </style:style>
    <style:style style:name="T92" style:family="text">
      <style:text-properties style:font-name="Times New Roman" fo:font-style="italic" fo:font-weight="normal" style:font-style-asian="italic" style:font-weight-asian="normal" style:font-style-complex="italic" style:font-weight-complex="normal"/>
    </style:style>
    <style:style style:name="T9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color="#2a00ff"/>
    </style:style>
    <style:style style:name="T100" style:family="text">
      <style:text-properties fo:color="#2a00ff" fo:font-style="italic" style:font-style-asian="italic" style:font-style-complex="italic"/>
    </style:style>
    <style:style style:name="T101" style:family="text">
      <style:text-properties fo:color="#2a00ff" fo:font-style="italic" fo:font-weight="normal" style:font-style-asian="italic" style:font-weight-asian="normal" style:font-style-complex="italic" style:font-weight-complex="normal"/>
    </style:style>
    <style:style style:name="T102" style:family="text">
      <style:text-properties fo:color="#2a00ff" fo:font-size="9pt" fo:font-style="italic" style:font-size-asian="9pt" style:font-style-asian="italic" style:font-size-complex="9pt" style:font-style-complex="italic"/>
    </style:style>
    <style:style style:name="T103" style:family="text">
      <style:text-properties fo:color="#2a00ff" fo:font-style="normal" fo:font-weight="normal" style:font-style-asian="normal" style:font-weight-asian="normal" style:font-style-complex="normal" style:font-weight-complex="normal"/>
    </style:style>
    <style:style style:name="T104" style:family="text">
      <style:text-properties fo:color="#2a00ff" style:font-name="Courier New"/>
    </style:style>
    <style:style style:name="T105" style:family="text">
      <style:text-properties fo:color="#2a00ff" style:font-name="Courier New" fo:font-size="10pt" style:font-size-asian="10pt" style:font-size-complex="10pt"/>
    </style:style>
    <style:style style:name="T10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2" style:family="text">
      <style:text-properties fo:color="#2a00ff" style:font-name="Courier New" fo:font-size="10pt" fo:font-weight="bold" style:font-size-asian="10pt" style:font-weight-asian="bold" style:font-size-complex="10pt" style:font-weight-complex="bold"/>
    </style:style>
    <style:style style:name="T11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5" style:family="text">
      <style:text-properties fo:color="#2a00ff" style:font-name="Courier New" fo:font-style="normal" fo:font-weight="normal" style:font-style-asian="normal" style:font-weight-asian="normal" style:font-style-complex="normal" style:font-weight-complex="normal"/>
    </style:style>
    <style:style style:name="T116" style:family="text">
      <style:text-properties fo:color="#2a00ff" style:font-name="Courier New" fo:font-style="italic" fo:font-weight="normal" style:font-style-asian="italic" style:font-weight-asian="normal" style:font-style-complex="italic" style:font-weight-complex="normal"/>
    </style:style>
    <style:style style:name="T117" style:family="text">
      <style:text-properties fo:color="#2a00ff" style:font-name="Times New Roman" fo:font-style="normal" fo:font-weight="normal" style:font-style-asian="normal" style:font-weight-asian="normal" style:font-style-complex="normal" style:font-weight-complex="normal"/>
    </style:style>
    <style:style style:name="T11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2a00ff" fo:font-size="10pt" fo:font-style="italic" fo:font-weight="normal" style:font-size-asian="10pt" style:font-style-asian="italic" style:font-weight-asian="normal" style:font-size-complex="10pt" style:font-style-complex="italic" style:font-weight-complex="normal"/>
    </style:style>
    <style:style style:name="T121" style:family="text">
      <style:text-properties fo:color="#7f0055" fo:font-weight="bold" style:font-weight-asian="bold" style:font-weight-complex="bold"/>
    </style:style>
    <style:style style:name="T12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3" style:family="text">
      <style:text-properties fo:color="#7f0055" style:font-name="Courier New" fo:font-size="10pt" fo:font-weight="normal" style:font-size-asian="10pt" style:font-weight-asian="normal" style:font-size-complex="10pt" style:font-weight-complex="normal"/>
    </style:style>
    <style:style style:name="T12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5" style:family="text">
      <style:text-properties fo:color="#7f0055" style:font-name="Courier New" fo:font-weight="bold" style:font-weight-asian="bold" style:font-weight-complex="bold"/>
    </style:style>
    <style:style style:name="T126" style:family="text">
      <style:text-properties fo:color="#7f0055" fo:font-style="normal" fo:font-weight="bold" style:font-style-asian="normal" style:font-weight-asian="bold" style:font-style-complex="normal" style:font-weight-complex="bold"/>
    </style:style>
    <style:style style:name="T1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9" style:family="text">
      <style:text-properties fo:color="#008080"/>
    </style:style>
    <style:style style:name="T130" style:family="text">
      <style:text-properties fo:color="#008080" fo:font-size="9pt" style:font-size-asian="9pt" style:font-size-complex="9pt"/>
    </style:style>
    <style:style style:name="T131" style:family="text">
      <style:text-properties fo:color="#008080" style:font-name="Courier New" fo:font-style="normal" fo:font-weight="normal" style:font-style-asian="normal" style:font-weight-asian="normal" style:font-style-complex="normal" style:font-weight-complex="normal"/>
    </style:style>
    <style:style style:name="T1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8080" style:font-name="Courier New" fo:font-size="10pt" fo:font-weight="normal" style:font-size-asian="10pt" style:font-weight-asian="normal" style:font-size-complex="10pt" style:font-weight-complex="normal"/>
    </style:style>
    <style:style style:name="T135" style:family="text">
      <style:text-properties fo:color="#008080" fo:font-style="italic" fo:font-weight="normal" style:font-style-asian="italic" style:font-weight-asian="normal" style:font-style-complex="italic" style:font-weight-complex="normal"/>
    </style:style>
    <style:style style:name="T136" style:family="text">
      <style:text-properties fo:color="#008080" fo:font-style="italic" style:font-style-asian="italic" style:font-style-complex="italic"/>
    </style:style>
    <style:style style:name="T137" style:family="text">
      <style:text-properties fo:color="#008080" fo:font-style="normal" fo:font-weight="normal" style:font-style-asian="normal" style:font-weight-asian="normal" style:font-style-complex="normal" style:font-weight-complex="normal"/>
    </style:style>
    <style:style style:name="T138" style:family="text">
      <style:text-properties fo:color="#008080" style:font-name="Times New Roman" fo:font-style="normal" fo:font-weight="normal" style:font-style-asian="normal" style:font-weight-asian="normal" style:font-style-complex="normal" style:font-weight-complex="normal"/>
    </style:style>
    <style:style style:name="T13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1"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3f7f7f"/>
    </style:style>
    <style:style style:name="T143" style:family="text">
      <style:text-properties fo:color="#3f7f7f" fo:font-size="9pt" style:font-size-asian="9pt" style:font-size-complex="9pt"/>
    </style:style>
    <style:style style:name="T144" style:family="text">
      <style:text-properties fo:color="#3f7f7f" style:font-name="Courier New" fo:font-style="normal" fo:font-weight="normal" style:font-style-asian="normal" style:font-weight-asian="normal" style:font-style-complex="normal" style:font-weight-complex="normal"/>
    </style:style>
    <style:style style:name="T145"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3f7f7f" style:font-name="Courier New" fo:font-size="10pt" fo:font-weight="normal" style:font-size-asian="10pt" style:font-weight-asian="normal" style:font-size-complex="10pt" style:font-weight-complex="normal"/>
    </style:style>
    <style:style style:name="T148" style:family="text">
      <style:text-properties fo:color="#3f7f7f" fo:font-style="italic" fo:font-weight="normal" style:font-style-asian="italic" style:font-weight-asian="normal" style:font-style-complex="italic" style:font-weight-complex="normal"/>
    </style:style>
    <style:style style:name="T149" style:family="text">
      <style:text-properties fo:color="#3f7f7f" fo:font-style="italic" style:font-style-asian="italic" style:font-style-complex="italic"/>
    </style:style>
    <style:style style:name="T150" style:family="text">
      <style:text-properties fo:color="#3f7f7f" fo:font-style="normal" fo:font-weight="normal" style:font-style-asian="normal" style:font-weight-asian="normal" style:font-style-complex="normal" style:font-weight-complex="normal"/>
    </style:style>
    <style:style style:name="T15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3" style:family="text">
      <style:text-properties fo:color="#3f7f7f" style:font-name="Courier New" fo:font-weight="normal" style:font-weight-asian="normal" style:font-weight-complex="normal"/>
    </style:style>
    <style:style style:name="T154" style:family="text">
      <style:text-properties fo:color="#3f7f7f" fo:font-weight="normal" style:font-weight-asian="normal" style:font-weight-complex="normal"/>
    </style:style>
    <style:style style:name="T1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7f007f"/>
    </style:style>
    <style:style style:name="T157" style:family="text">
      <style:text-properties fo:color="#7f007f" fo:font-size="9pt" style:font-size-asian="9pt" style:font-size-complex="9pt"/>
    </style:style>
    <style:style style:name="T158" style:family="text">
      <style:text-properties fo:color="#7f007f" fo:font-style="italic" fo:font-weight="normal" style:font-style-asian="italic" style:font-weight-asian="normal" style:font-style-complex="italic" style:font-weight-complex="normal"/>
    </style:style>
    <style:style style:name="T159" style:family="text">
      <style:text-properties fo:color="#7f007f" fo:font-style="italic" style:font-style-asian="italic" style:font-style-complex="italic"/>
    </style:style>
    <style:style style:name="T160" style:family="text">
      <style:text-properties fo:color="#7f007f" fo:font-style="normal" fo:font-weight="normal" style:font-style-asian="normal" style:font-weight-asian="normal" style:font-style-complex="normal" style:font-weight-complex="normal"/>
    </style:style>
    <style:style style:name="T16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7f007f" style:font-name="Courier New" fo:font-size="10pt" fo:font-weight="normal" style:font-size-asian="10pt" style:font-weight-asian="normal" style:font-size-complex="10pt" style:font-weight-complex="normal"/>
    </style:style>
    <style:style style:name="T164"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fo:color="#7f007f" fo:font-size="10pt" fo:font-style="italic" fo:font-weight="normal" style:font-size-asian="10pt" style:font-style-asian="italic" style:font-weight-asian="normal" style:font-size-complex="10pt" style:font-style-complex="italic" style:font-weight-complex="normal"/>
    </style:style>
    <style:style style:name="T166" style:family="text">
      <style:text-properties fo:font-size="9pt" style:font-size-asian="9pt" style:font-size-complex="9pt"/>
    </style:style>
    <style:style style:name="T167" style:family="text">
      <style:text-properties fo:font-size="9pt" fo:font-style="normal" fo:font-weight="normal" style:font-size-asian="9pt" style:font-style-asian="normal" style:font-weight-asian="normal" style:font-size-complex="9pt" style:font-style-complex="normal" style:font-weight-complex="normal"/>
    </style:style>
    <style:style style:name="T168" style:family="text">
      <style:text-properties fo:color="#ff0000"/>
    </style:style>
    <style:style style:name="T169" style:family="text">
      <style:text-properties fo:color="#ff0000" fo:font-size="13pt" fo:font-weight="normal" style:font-size-asian="13pt" style:font-weight-asian="normal" style:font-size-complex="13pt" style:font-weight-complex="normal"/>
    </style:style>
    <style:style style:name="T17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ff0000" style:font-name="Courier New" fo:font-size="10pt" style:font-size-asian="10pt" style:font-size-complex="10pt"/>
    </style:style>
    <style:style style:name="T17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3" style:family="text">
      <style:text-properties fo:color="#0000c0"/>
    </style:style>
    <style:style style:name="T174" style:family="text">
      <style:text-properties fo:color="#0000c0" fo:font-style="italic" style:font-style-asian="italic" style:font-style-complex="italic"/>
    </style:style>
    <style:style style:name="T175" style:family="text">
      <style:text-properties fo:color="#0000c0" style:font-name="Courier New" fo:font-size="9pt" fo:font-style="italic" style:font-size-asian="9pt" style:font-style-asian="italic" style:font-size-complex="9pt" style:font-style-complex="italic"/>
    </style:style>
    <style:style style:name="T176" style:family="text">
      <style:text-properties fo:color="#646464"/>
    </style:style>
    <style:style style:name="T177" style:family="text">
      <style:text-properties fo:color="#646464" style:font-name="Courier New" fo:font-size="10pt" style:font-size-asian="10pt" style:font-size-complex="10pt"/>
    </style:style>
    <style:style style:name="T178" style:family="text">
      <style:text-properties fo:font-weight="bold"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fo:font-size="12pt" fo:font-style="italic" style:font-size-asian="12pt" style:font-style-asian="italic" style:font-size-complex="12pt" style:font-style-complex="italic"/>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style:font-style-asian="normal"/>
    </style:style>
    <style:style style:name="T183" style:family="text">
      <style:text-properties style:font-weight-asian="normal"/>
    </style:style>
    <style:style style:name="T184" style:family="text">
      <style:text-properties style:font-style-complex="normal"/>
    </style:style>
    <style:style style:name="T185" style:family="text">
      <style:text-properties style:font-weight-complex="normal"/>
    </style:style>
    <style:style style:name="T18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style:font-name="Courier New" fo:font-weight="normal" style:font-weight-asian="normal" style:font-weight-complex="normal"/>
    </style:style>
    <style:style style:name="T197" style:family="text">
      <style:text-properties fo:font-size="10pt" style:font-size-asian="10pt" style:font-size-complex="10pt"/>
    </style:style>
    <style:style style:name="T198"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4411592" text:style-name="L1">
        <text:list-item>
          <text:p text:style-name="P121">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2">2.1.1 – Módulos e responsabilidades</text:span></text:p>
      <text:p text:style-name="P13"/>
      <text:list xml:id="list34422195" text:style-name="L2">
        <text:list-item>
          <text:p text:style-name="P138"><text:span text:style-name="T178">Beans</text:span>: Responsável por todo gerenciamento de inversão de controle (IOC) que o framework provê. O <text:span text:style-name="T178">LDIC </text:span><text:span text:style-name="T78">(Lindberg Dependency Injection Container) é o componente responsável por resolver as instancias de beans solicitados e injeta-los no lugar certo na hora certa de acordo com a necessidade de cada bean. Este componente será detalhado mais a frente.</text:span></text:p>
          <text:p text:style-name="P139"/>
        </text:list-item>
        <text:list-item>
          <text:p text:style-name="P140"><text:span text:style-name="T79">Integration:</text:span><text:span text:style-name="T78"> Módulo responsável pela integração e operacionalidade entre o lindberg e outros frameworks. Na versão atual o framework provê integração com Spring, Adobe Flex e JSF.</text:span></text:p>
          <text:p text:style-name="P139"/>
        </text:list-item>
        <text:list-item>
          <text:p text:style-name="P140"><text:span text:style-name="T79">Context:</text:span><text:span text:style-name="T78"> Responsável por toda configuração, beans e gerenciamento em nível de escopo de cada camada: core, persistence, validation e web.</text:span></text:p>
          <text:p text:style-name="P139"/>
        </text:list-item>
        <text:list-item>
          <text:p text:style-name="P140"><text:span text:style-name="T79">Configuration: </text:span><text:span text:style-name="T78">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04"/>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6">Configuration</text:span><text:span text:style-name="T19"> </text:span><text:span text:style-name="T27">define o contrato de classes que configuram o framework. Existem ainda duas interfaces que estendem desta ultima. Uma para configurações do core, </text:span><text:span text:style-name="T46">CoreConfiguration</text:span><text:span text:style-name="T15"> </text:span><text:span text:style-name="T27">e outra para configurações específicas do componente de persistencia, </text:span><text:span text:style-name="T46">LinpConfiguration</text:span><text:span text:style-name="T2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0"><text:span text:style-name="T57"><text:tab/><text:tab/>- XmlCoreConfiguration:</text:span><text:span text:style-name="T55"> Implementação de </text:span><text:span text:style-name="T59">CoreConfiguration </text:span><text:span text:style-name="T55">para definição da configuração do módulo CORE <text:tab/><text:tab/>via XML baseado no schema: </text:span><text:a xlink:type="simple" xlink:href="http://www.lindbergframework.org/schema/lindberg-config.xsd">http://www.lindbergframework.org/schema/lindberg-config.xsd</text:a><text:span text:style-name="T55">.</text:span></text:p>
      <text:p text:style-name="P48"/>
      <text:p text:style-name="P80"><text:span text:style-name="T57"><text:tab/><text:tab/>- SimpleCoreConfiguration: </text:span><text:span text:style-name="T55">Implementação de </text:span><text:span text:style-name="T59">CoreConfiguration</text:span><text:span text:style-name="T55"> para definição da configuração do módulo CORE <text:tab/><text:tab/>programaticamente.</text:span></text:p>
      <text:p text:style-name="P48"/>
      <text:p text:style-name="P47"><text:tab/><text:tab/>- SimpleLinpConfiguration: <text:span text:style-name="T82">Implementação de </text:span><text:span text:style-name="T75">LinpConfiguration</text:span><text:span text:style-name="T82"> para definição da configuração do módulo de <text:tab/><text:tab/>persistência (LINP) programaticamente.</text:span></text:p>
      <text:p text:style-name="P48"/>
      <text:p text:style-name="P47"><text:tab/><text:tab/>- XmlLinpConfiguration: <text:span text:style-name="T82">Implementação de </text:span><text:span text:style-name="T75">LinpConfiguration</text:span><text:span text:style-name="T82"> para definição da configuração do módulo de <text:tab/><text:tab/><text:tab/>persistência (LINP) via XML baseado no schema: </text:span><text:a xlink:type="simple" xlink:href="http://www.lindbergframework.org/schema/linp-sqlMapping.xsd"><text:span text:style-name="T82">http://www.lindbergframework.org/schema/linp-sqlMapping.xsd</text:span></text:a><text:span text:style-name="T82">.</text:span></text:p>
      <text:p text:style-name="P48"/>
      <text:p text:style-name="P48"/>
      <text:p text:style-name="P48"/>
      <text:p text:style-name="P55"><text:soft-page-break/><text:tab/><text:tab/>3.1 – Processo de Configuração</text:p>
      <text:p text:style-name="P52"/>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78"><text:tab/><text:tab/>A interface </text:span><text:span text:style-name="T75">CoreConfiguration </text:span><text:span text:style-name="T78">define um método chamado </text:span><text:span text:style-name="T83">getLinpConfiguration </text:span><text:span text:style-name="T78">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5">LinpConfiguration </text:span><text:span text:style-name="T78">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5"><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78"><text:tab/><text:tab/>A interface </text:span><text:span text:style-name="T75">ComponentContext </text:span><text:span text:style-name="T78">define um contexto dentro do lindbergframework e dois contextos atualmente são definidos: Core <text:s/>e Persistence. As implementações de cada um desses contextos são respectivamente </text:span><text:span text:style-name="T75">CoreContext</text:span><text:span text:style-name="T78"> e </text:span><text:span text:style-name="T75">LinpContext</text:span><text:span text:style-name="T78">. Definidos através de um </text:span><text:span text:style-name="T75">singleton</text:span><text:span text:style-name="T78"> para todo sistema sendo necessário a chamada ao método </text:span><text:span text:style-name="T75">getInstance </text:span><text:span text:style-name="T78">definido em cada um deles para a obtenção da instância corrente.</text:span></text:p>
      <text:p text:style-name="P33"/>
      <text:p text:style-name="P40"><text:span text:style-name="T78"><text:tab/><text:tab/>Um contexto só pode ser usado se este estiver ativo. Para ativar um contexto o método </text:span><text:span text:style-name="T75">loadConfiguration</text:span><text:span text:style-name="T78"> deve ser invocado passando como parâmetro a instancia da configuração sobre o qual o contexto se baseará.</text:span></text:p>
      <text:p text:style-name="P33"/>
      <text:p text:style-name="P40"><text:span text:style-name="T78"><text:tab/><text:tab/>A interface </text:span><text:span text:style-name="T75">ComponentContext </text:span><text:span text:style-name="T78">também define outros métodos auxiliares, como por exemplo </text:span><text:span text:style-name="T75">isActive</text:span><text:span text:style-name="T78"> para a verificação do status do contexto e </text:span><text:span text:style-name="T75">close</text:span><text:span text:style-name="T78"> para efetuar o encerramento do contexto. Qualquer tentativa de uso de um contexto fechado resultará em uma </text:span><text:span text:style-name="T92">IllegalStateContextException.</text:span></text:p>
      <text:p text:style-name="P43"/>
      <text:p text:style-name="P40"><text:span text:style-name="T92"><text:tab/><text:tab/></text:span><text:span text:style-name="T90">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5"><text:tab/><text:tab/>3.3 – Configuração do CORE</text:p>
      <text:p text:style-name="P52"/>
      <text:p text:style-name="P50"><text:span text:style-name="T78"><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text:soft-page-break/></text:p>
      <text:p text:style-name="P33"><text:tab/><text:tab/>As duas propriedades que podem ser configuradas no CORE são:</text:p>
      <text:p text:style-name="P33"/>
      <text:p text:style-name="P40"><text:span text:style-name="T78"><text:tab/><text:tab/>- </text:span><text:span text:style-name="T113">lindberg.core.di-basepackage </text:span><text:span text:style-name="T170">(propriedade requerida)</text:span><text:span text:style-name="T113">:</text:span></text:p>
      <text:p text:style-name="P64"><text:span text:style-name="T116"><text:tab/><text:tab/></text:span><text:span text:style-name="T78">Pacote base de beans para injeção. </text:span></text:p>
      <text:p text:style-name="P40"><text:span text:style-name="T78"><text:tab/><text:tab/></text:span><text:span text:style-name="T181">Constante que define essa propriedade:</text:span><text:span text:style-name="T78"> </text:span><text:span text:style-name="T85">CoreConfiguration.CONFIG_PROPERTY_DI_BASEPACKAGE</text:span><text:span text:style-name="T127">;</text:span><text:span text:style-name="T78"> </text:span></text:p>
      <text:p text:style-name="P94"><text:tab/><text:tab/></text:p>
      <text:p text:style-name="P50"><text:span text:style-name="T127"><text:tab/><text:tab/>- </text:span><text:span text:style-name="T113">lindberg.core.beanfactory </text:span><text:span text:style-name="T170">(se não for definida a fábrica padrão será usada - AnnotationBeanFactory)</text:span><text:span text:style-name="T113">: <text:tab/><text:tab/></text:span><text:span text:style-name="T181">Fábrica de beans a ser usada. </text:span></text:p>
      <text:p text:style-name="P57"><text:span text:style-name="T169"><text:tab/><text:tab/></text:span><text:span text:style-name="T181">Constante que define essa propriedade:</text:span><text:span text:style-name="T5"> </text:span><text:span text:style-name="T86">CoreConfiguration.CONFIG_PROPERTY_BEAN_FACTORY;</text:span></text:p>
      <text:p text:style-name="P33"/>
      <text:p text:style-name="P50"><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63"><text:tab/><text:tab/>- Pacote base de beans para injeção (<text:span text:style-name="T74">lindberg.core.di-basepackage</text:span>) = org.lindbergframework.exemplo.*</text:p>
      <text:p text:style-name="P49"><text:span text:style-name="T78"><text:tab/><text:tab/>- Bean factory (</text:span><text:span text:style-name="T75">lindberg.core.beanfactory</text:span><text:span text:style-name="T78">) = </text:span><text:span text:style-name="T90">org.lindbergframework.beans.di.context.AnnotationBeanFactory</text:span></text:p>
      <text:p text:style-name="P33"/>
      <text:p text:style-name="P50"><text:span text:style-name="T93"><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0"><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424903" text:style-name="L3">
        <text:list-item>
          <text:list>
            <text:list-item>
              <text:list>
                <text:list-header>
                  <text:p text:style-name="P142"><text:span text:style-name="T45">3.3.1 </text:span><text:span text:style-name="T45">–</text:span><text:span text:style-name="T45">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1"><text:span text:style-name="T58"><text:s/><text:tab/><text:tab/></text:span><text:span text:style-name="T16">SimpleCoreConfiguration coreConfiguration = </text:span><text:span text:style-name="T122">new</text:span><text:span text:style-name="T16"> SimpleCoreConfiguration();</text:span></text:p>
      <text:p text:style-name="P65"><text:s text:c="8"/></text:p>
      <text:p text:style-name="P85"><text:span text:style-name="T13"><text:s text:c="6"/>coreConfiguration.setDiBasePackage(</text:span><text:span text:style-name="T99">"org.lindbergframework.exemplo.*"</text:span><text:span text:style-name="T13">);</text:span></text:p>
      <text:p text:style-name="P85"><text:span text:style-name="T13"><text:s text:c="6"/>coreConfiguration.setBeanFactory(</text:span><text:span text:style-name="T121">new</text:span><text:span text:style-name="T13"> AnnotationBeanFactory());</text:span></text:p>
      <text:p text:style-name="P65"><text:s text:c="8"/></text:p>
      <text:p text:style-name="P65"><text:s text:c="6"/>CoreContext.<text:span text:style-name="T74">getInstance</text:span>().loadConfiguration(coreConfiguration);</text:p>
      <text:p text:style-name="P65"/>
      <text:p text:style-name="P65"/>
      <text:p text:style-name="P40"><text:span text:style-name="T78"><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5">CoreContext </text:span><text:span text:style-name="T78">via </text:span><text:span text:style-name="T75">CoreContext.getInstance()</text:span><text:span text:style-name="T78"> e o método </text:span><text:span text:style-name="T75">loadConfiguration </text:span><text:span text:style-name="T78">passando a configuração criada é invocado. Pronto, o módulo CORE já está pronto para ser usado e em qualquer lugar você pode invocar </text:span><text:span text:style-name="T75">CoreContext.getInstance().getBeanFactory() </text:span><text:span text:style-name="T78">para obter a instância configurada da fábrica de software definida e chamar o método getBean da fábrica para obter uma instância de um bean desejado passando o “ID“ deste. O mecanismo de injeção de </text:span><text:soft-page-break/><text:span text:style-name="T78">dependência será detalhado mais a frente, aqui está apenas sendo demonstrado os conceitos de </text:span><text:span text:style-name="T78">configuração.</text:span></text:p>
      <text:p text:style-name="P33"/>
      <text:p text:style-name="P55"><text:tab/><text:tab/>3.3.2 – <text:s/>Configurando o CORE na prática – Usando XML</text:p>
      <text:p text:style-name="P33"/>
      <text:p text:style-name="P40"><text:span text:style-name="T78"><text:tab/><text:tab/>A seguir é demonstrado a mesma configuração só que usando uma implementação de </text:span><text:span text:style-name="T75">CoreConfiguration</text:span><text:span text:style-name="T78"> para configuração baseada em XML. O schema que define as configurações baseadas em XML é detalhado a seguir.</text:span></text:p>
      <text:p text:style-name="P33"><text:tab/><text:tab/></text:p>
      <text:p text:style-name="P40"><text:span text:style-name="T78"><text:tab/><text:tab/>Schema: <text:s/></text:span><text:a xlink:type="simple" xlink:href="http://www.lindbergframework.org/schema/lindberg-config.xsd"><text:span text:style-name="T78">http://www.lindbergframework.org/schema/lindberg-config.xsd</text:span></text:a></text:p>
      <text:p text:style-name="P33"/>
      <text:p text:style-name="P40"><text:span text:style-name="T78"><text:tab/><text:tab/>O schema no que diz respeito a tag </text:span><text:span text:style-name="T75">&lt;core&gt;</text:span><text:span text:style-name="T78">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48"/>
      <text:p text:style-name="P69"><text:span text:style-name="T129"><text:tab/> <text:s/></text:span><text:span text:style-name="T130">&lt;?</text:span><text:span text:style-name="T143">xml</text:span><text:span text:style-name="T166"> </text:span><text:span text:style-name="T157">version</text:span><text:span text:style-name="T166">=</text:span><text:span text:style-name="T102">"1.0"</text:span><text:span text:style-name="T166"> </text:span><text:span text:style-name="T157">encoding</text:span><text:span text:style-name="T166">=</text:span><text:span text:style-name="T102">"UTF-8"</text:span><text:span text:style-name="T130">?&gt;</text:span></text:p>
      <text:p text:style-name="P87"><text:span text:style-name="T129"><text:s text:c="4"/>&lt;</text:span><text:span text:style-name="T142">lindberg-configuration</text:span> <text:span text:style-name="T156">xmlns</text:span><text:span text:style-name="T13">=</text:span><text:span text:style-name="T100">"http://www.lindbergframework.org/schema"</text:span> <text:tab/><text:tab/><text:span text:style-name="T156">xmlns:xsi</text:span><text:span text:style-name="T13">=</text:span><text:span text:style-name="T100">"http://www.w3.org/2001/XMLSchema-instance"</text:span> <text:tab/><text:span text:style-name="T156">xsi:schemaLocation</text:span><text:span text:style-name="T13">=</text:span><text:span text:style-name="T100">"http://www.lindbergframework.org/schema/lindberg-config.xsd"</text:span><text:span text:style-name="T129">&gt;</text:span></text:p>
      <text:p text:style-name="P87"/>
      <text:p text:style-name="P87"><text:span text:style-name="T129"><text:s text:c="7"/>&lt;</text:span><text:span text:style-name="T142">cor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text:s text:c="7"/>&lt;/</text:span><text:span text:style-name="T142">core</text:span><text:span text:style-name="T129">&gt;</text:span></text:p>
      <text:p text:style-name="P87"/>
      <text:p text:style-name="P87"><text:soft-page-break/><text:span text:style-name="T129"><text:s text:c="4"/>&lt;/</text:span><text:span text:style-name="T142">lindberg-configuration</text:span><text:span text:style-name="T129">&gt;</text:span></text:p>
      <text:p text:style-name="P101"/>
      <text:p text:style-name="P39"><text:tab/>Obs.: A beanfactory está sendo definida mas lembre que esta propriedade não é requerida e <text:tab/>quando não informada a factory padrão, <text:span text:style-name="T74">AnnotationBeanFactory,</text:span> é usada automaticamente <text:tab/>pelo framework.</text:p>
      <text:p text:style-name="P39"/>
      <text:p text:style-name="P39"><text:tab/><text:span text:style-name="T2">3.3.2.1 – <text:s/>A tag </text:span><text:span text:style-name="T3">&lt;config-property&gt;</text:span></text:p>
      <text:p text:style-name="P143"><text:tab/></text:p>
      <text:p text:style-name="P39"><text:span text:style-name="T74"><text:tab/></text:span><text:span text:style-name="T82">A tag </text:span><text:span text:style-name="T75">&lt;config-property&gt;</text:span><text:span text:style-name="T8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39"><text:span text:style-name="T82"><text:tab/>Esta é uma tag basicamente de </text:span><text:span text:style-name="T75">nome </text:span><text:span text:style-name="T82">e </text:span><text:span text:style-name="T75">valor, </text:span><text:span text:style-name="T82">onde o atributo </text:span><text:span text:style-name="T75">nome</text:span><text:span text:style-name="T82"> define a chave da propriedade de configuração e o atributo </text:span><text:span text:style-name="T75">valor </text:span><text:span text:style-name="T82">define o valor que será usado na configuração para esta propriedade.</text:span></text:p>
      <text:p text:style-name="P37"/>
      <text:p text:style-name="P39"><text:span text:style-name="T82"><text:tab/>Esta tag fornece a flexibilidade de definição de propriedades que serão setadas na objeto </text:span><text:span text:style-name="T75">valor</text:span><text:span text:style-name="T82"> desta propriedade no momento da inicialização e propriedades que serão usadas como parâmetro para um construtor específico.</text:span></text:p>
      <text:p text:style-name="P37"/>
      <text:p text:style-name="P39"><text:span text:style-name="T82"><text:tab/>Supondo que nós tivéssemos uma propriedade de configuração de CORE cujo a chave é </text:span><text:span text:style-name="T75">exemplo</text:span><text:span text:style-name="T82"> e o valor para esta chave fosse a classe </text:span><text:span text:style-name="T75">com.aplicacao.Exemplo </text:span><text:span text:style-name="T82">e esta classe tivesse uma propriedade String chamada <text:s/></text:span><text:span text:style-name="T75">propriedade1</text:span><text:span text:style-name="T82">, então a definição dessa propriedade seria:</text:span></text:p>
      <text:p text:style-name="P37"/>
      <text:list xml:id="list34420614" text:style-name="L4">
        <text:list-item>
          <text:p text:style-name="P141">Definindo a inicialização simples de propriedades dentro de uma propriedade de configuração</text:p>
        </text:list-item>
      </text:list>
      <text:p text:style-name="P37"/>
      <text:p text:style-name="P83"><text:tab/><text:span text:style-name="T134">&lt;</text:span><text:span text:style-name="T147">config-property</text:span><text:span text:style-name="T84"> </text:span><text:span text:style-name="T163">name</text:span><text:span text:style-name="T18">=</text:span><text:span text:style-name="T109">"exemplo"</text:span><text:span text:style-name="T84"> </text:span><text:span text:style-name="T163">value</text:span><text:span text:style-name="T18">=</text:span><text:span text:style-name="T109">"com.aplicacao.Exemplo"</text:span><text:span text:style-name="T134">&gt;</text:span></text:p>
      <text:p text:style-name="P85"><text:span text:style-name="T13"><text:s text:c="9"/></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config-property</text:span><text:span text:style-name="T129">&gt;</text:span></text:p>
      <text:p text:style-name="P37"/>
      <text:p text:style-name="P85"><text:span text:style-name="T29"><text:tab/>Observe que foi usada uma nova tag dentro da tag </text:span><text:span text:style-name="T33">&lt;config-property&gt;</text:span><text:span text:style-name="T29">. Ela serve para definir propriedades de inicialização e parâmetros de construtor de propriedades de configuração. A tag </text:span><text:span text:style-name="T33">&lt;property&gt;</text:span><text:span text:style-name="T29"> pode ser usada o número ilimitado de vezes dentro da tag </text:span><text:span text:style-name="T33">&lt;config-property&gt;</text:span><text:span text:style-name="T29"> de acordo com a necessidade. Neste caso a utilizamos uma única vez, para definir o </text:span><text:span text:style-name="T33">set</text:span><text:span text:style-name="T29"> da String '</text:span><text:span text:style-name="T33">valor da propriedade1' </text:span><text:span text:style-name="T29">na propriedade de nome </text:span><text:span text:style-name="T33">propriedade1 </text:span><text:span text:style-name="T29">na instância do objeto do tipo </text:span><text:span text:style-name="T33">com.aplicacao.Exemplo</text:span><text:span text:style-name="T29"> para a chave de </text:span><text:span text:style-name="T29">configuração </text:span><text:span text:style-name="T33">Exemplo. </text:span><text:span text:style-name="T29">A propriedade </text:span><text:span text:style-name="T33">propriedade1 </text:span><text:span text:style-name="T29">será setada no momento da criação do objeto <text:s text:c="2"/></text:span><text:span text:style-name="T33">com.aplicacao.Exemplo. </text:span><text:span text:style-name="T29">Se tivéssemos uma </text:span><text:span text:style-name="T33">propriedade2, </text:span><text:span text:style-name="T29">bastaria declarar uma outra tag </text:span><text:span text:style-name="T33">&lt;property&gt;</text:span><text:span text:style-name="T29"> dentro de </text:span><text:span text:style-name="T33">&lt;config-property&gt;</text:span><text:span text:style-name="T29"> da mesma forma que a </text:span><text:span text:style-name="T33">propriedade1.</text:span></text:p>
      <text:p text:style-name="P147"/>
      <text:list xml:id="list34411154" text:style-name="L5">
        <text:list-item>
          <text:p text:style-name="P159">Definindo a inicialização de propriedades do tipo List ou Array dentro de uma propriedade de configuração</text:p>
        </text:list-item>
      </text:list>
      <text:p text:style-name="P147"/>
      <text:p text:style-name="P85"><text:span text:style-name="T33"><text:tab/></text:span><text:span text:style-name="T29">Suponha agora que tivéssemos então as </text:span><text:span text:style-name="T33">propriedade2 </text:span><text:span text:style-name="T29">e </text:span><text:span text:style-name="T33">propriedade3 </text:span><text:span text:style-name="T29">e estas fossem respectivamente uma </text:span><text:span text:style-name="T33">List </text:span><text:span text:style-name="T29">e um </text:span><text:span text:style-name="T33">Array</text:span><text:span text:style-name="T29"> e ambas de String. Esta tag fornece a flexibilidade de inicialização de listas e arrays de Strings diretamente pelo XML de configuração. Abaixo é mostrado como ficaria a tag </text:span><text:span text:style-name="T33">&lt;config-property&gt; </text:span><text:span text:style-name="T29">com a inicialização destas duas propriedades.</text:span></text:p>
      <text:p text:style-name="P37"><text:soft-page-break/></text:p>
      <text:p text:style-name="P85"><text:span text:style-name="T29"><text:s text:c="7"/></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2"</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array string 1;</text:p>
      <text:p text:style-name="P65"><text:s text:c="12"/><text:span text:style-name="T179">exemplo</text:span> array string 2;</text:p>
      <text:p text:style-name="P65"><text:s text:c="12"/><text:span text:style-name="T179">exemplo</text:span> array string 3;</text:p>
      <text:p text:style-name="P65"><text:s text:c="12"/><text:span text:style-name="T179">exemplo</text:span> array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103"/>
      <text:p text:style-name="P85"><text:span text:style-name="T129"><text:tab/></text:span><text:span text:style-name="T29">No trecho acima agora definimos duas novas propriedades </text:span><text:span text:style-name="T33">propriedade2 </text:span><text:span text:style-name="T29">e </text:span><text:span text:style-name="T33">propriedade3. </text:span><text:span text:style-name="T29">A primeira é uma </text:span><text:span text:style-name="T33">List </text:span><text:span text:style-name="T29">e a segunda um </text:span><text:span text:style-name="T33">Array.</text:span><text:span text:style-name="T29"> Observe que agora temos duas novas tags para serem usadas dentro da tag </text:span><text:span text:style-name="T33">&lt;property&gt;, </text:span><text:span text:style-name="T29">as tags </text:span><text:span text:style-name="T33">&lt;list&gt; </text:span><text:span text:style-name="T29">e </text:span><text:span text:style-name="T33">&lt;array&gt;.</text:span><text:span text:style-name="T29"> A primeira define uma lista e a segunda um array, ambos de Strings. Os valores de cada uma dessas tags são definidos com o conteúdo entre a tag de abertura e fechamento onde cada elemento da </text:span><text:span text:style-name="T33">List</text:span><text:span text:style-name="T29"> ou </text:span><text:span text:style-name="T33">Array</text:span><text:span text:style-name="T29"> é separado por um carácter </text:span><text:span text:style-name="T33">';'</text:span><text:span text:style-name="T29">. Dentro da tag </text:span><text:span text:style-name="T33">&lt;property&gt;</text:span><text:span text:style-name="T29"> se tem a flexibilidade de usar qualquer um dos dois tipos sendo que nunca os dois ao mesmo tempo dentro da mesma </text:span><text:span text:style-name="T33">&lt;property&gt;.</text:span></text:p>
      <text:p text:style-name="P147"/>
      <text:list xml:id="list34424343" text:style-name="L6">
        <text:list-item>
          <text:p text:style-name="P160">Inicialização propriedades de configuração usando um construtor específico</text:p>
        </text:list-item>
      </text:list>
      <text:p text:style-name="P147"/>
      <text:p text:style-name="P85"><text:span text:style-name="T33"><text:tab/></text:span><text:span text:style-name="T29">Agora suponhamos que a nossa classe </text:span><text:span text:style-name="T33">Exemplo</text:span><text:span text:style-name="T29"> tenha um construtor que recebe uma String e uma coleção de Strings e queiramos usar este construtor para a criação do objeto </text:span><text:span text:style-name="T33">Exemplo </text:span><text:span text:style-name="T29">transformando a nossa definição da </text:span><text:span text:style-name="T33">propriedade1</text:span><text:span text:style-name="T29"> e </text:span><text:span text:style-name="T33">propriedade2</text:span><text:span text:style-name="T29"> em parâmetros para o construtor. Suponha também que <text:s/>ainda assim queiramos setar a propriedade </text:span><text:span text:style-name="T33">propriedade3</text:span><text:span text:style-name="T29"> da mesma forma que o exemplo anterior. A nossa nova definição da tag </text:span><text:span text:style-name="T33">&lt;config-property&gt;</text:span><text:span text:style-name="T29"> ficaria da seguinte forma:</text:span></text:p>
      <text:p text:style-name="P37"/>
      <text:p text:style-name="P37"/>
      <text:p text:style-name="P37"/>
      <text:p text:style-name="P37"/>
      <text:p text:style-name="P37"/>
      <text:p text:style-name="P37"/>
      <text:p text:style-name="P85"><text:span text:style-name="T29"><text:s text:c="6"/></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value</text:span><text:span text:style-name="T13">=</text:span><text:span text:style-name="T100">"valor da propriedade1"</text:span> <text:span text:style-name="T156">constructor-arg</text:span><text:span text:style-name="T13">=</text:span><text:span text:style-name="T100">"true"</text:span> <text:span text:style-name="T129">/&gt;</text:span></text:p>
      <text:p text:style-name="P85"><text:span text:style-name="T13"><text:s text:c="6"/></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list string 1;</text:p>
      <text:p text:style-name="P65"><text:s text:c="12"/><text:span text:style-name="T179">exemplo</text:span> list string 2;</text:p>
      <text:p text:style-name="P65"><text:soft-page-break/><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37"/>
      <text:p text:style-name="P85"><text:span text:style-name="T29"><text:tab/>Observe que o que mudou neste exemplo foi que a tag que definiam as propriedades </text:span><text:span text:style-name="T33">propriedade1 </text:span><text:span text:style-name="T29">e </text:span><text:span text:style-name="T33">propriedade2</text:span><text:span text:style-name="T29"> agora não tem mais definidos seus atributos </text:span><text:span text:style-name="T33">nome, </text:span><text:span text:style-name="T29">pois agora são parâmetros de construtor e agora ao invés disto estas tags tem a propriedade </text:span><text:span text:style-name="T33">constructor-arg</text:span><text:span text:style-name="T29"> definido para </text:span><text:span text:style-name="T33">'true'</text:span><text:span text:style-name="T29">, indicando que estes serão atributos de construtor. Então o construtor que o framework buscaria para criar a instancia de </text:span><text:span text:style-name="T33">Exemplo </text:span><text:span text:style-name="T29">seria:</text:span></text:p>
      <text:p text:style-name="P37"/>
      <text:p text:style-name="P37"><text:tab/>public Exemplo(String,List&lt;String&gt;)</text:p>
      <text:p text:style-name="P37"/>
      <text:p text:style-name="P85"><text:span text:style-name="T29"><text:tab/>Após a chamada a este construtor e a criação da instancia, a propriedade </text:span><text:span text:style-name="T33">propriedade3</text:span><text:span text:style-name="T29"> seria setada com o </text:span><text:span text:style-name="T33">Array de String </text:span><text:span text:style-name="T29">definido.</text:span></text:p>
      <text:p text:style-name="P37"><text:tab/></text:p>
      <text:p text:style-name="P88"><text:span text:style-name="T52"><text:tab/>3.3.2.2 – <text:s/>Inicializando </text:span><text:span text:style-name="T53">CoreContext</text:span><text:span text:style-name="T52"> usando configuração XML</text:span></text:p>
      <text:p text:style-name="P39"/>
      <text:p text:style-name="P88"><text:span text:style-name="T29"><text:s/><text:tab/>Abaixo é mostrado o mesmo processo de configuração do </text:span><text:span text:style-name="T33">CORE</text:span><text:span text:style-name="T29"> só que usando o XML. Para este exemplo vamos considerar que o XML acima esteja no pacote </text:span><text:span text:style-name="T33">org.lindbergframework.configuracao </text:span><text:span text:style-name="T29">e que o nome do XML é </text:span><text:span text:style-name="T33">lindberg-config.xml </text:span><text:span text:style-name="T29">seguindo o nome do schema.</text:span></text:p>
      <text:p text:style-name="P35"/>
      <text:p text:style-name="P74">XmlCoreConfiguration coreConfiguration = </text:p>
      <text:p text:style-name="P88"><text:span text:style-name="T56"><text:s text:c="11"/></text:span><text:span text:style-name="T126">new</text:span><text:span text:style-name="T56"> ClassPathXmlCoreConfiguration(</text:span><text:span text:style-name="T103">"org/lindbergframework/configuracao/lindberg-config.xml"</text:span><text:span text:style-name="T56">);</text:span></text:p>
      <text:p text:style-name="P87"><text:span text:style-name="T13">CoreContext.</text:span><text:span text:style-name="T61">getInstance</text:span><text:span text:style-name="T13">().loadConfiguration(coreConfiguration);</text:span></text:p>
      <text:p text:style-name="P73"/>
      <text:p text:style-name="P35"><text:tab/>Os dois exemplos resultarão na seguinte saída no console informando o status de configuração do framework:</text:p>
      <text:p text:style-name="P35"/>
      <text:p text:style-name="P92"><text:tab/>INFO: Initializing Lindberg Core Context</text:p>
      <text:p text:style-name="P92"><text:tab/>INFO: Lindberg Core Context initialized</text:p>
      <text:p text:style-name="P92"/>
      <text:p text:style-name="P85"><text:span text:style-name="T168"><text:tab/></text:span><text:span text:style-name="T29">Neste último exemplo observe que foi utilizada a classe </text:span><text:span text:style-name="T42">ClassPathXmlCoreConfiguration</text:span><text:span text:style-name="T29"> para criar a configuração. Essa classe é uma extensão natural de </text:span><text:span text:style-name="T33">XmlCoreConfiguration</text:span><text:span text:style-name="T29"> para trabalhar com um arquivo de configuração que está dentro do class path do projeto. Os dois exemplos mostrados ao final configuram o framework a partir de:</text:span></text:p>
      <text:p text:style-name="P35"/>
      <text:p text:style-name="P86"><text:span text:style-name="T56">CoreContext.</text:span><text:span text:style-name="T60">getInstance</text:span><text:span text:style-name="T56">().loadConfiguration(coreConfiguration);</text:span></text:p>
      <text:p text:style-name="P71"/>
      <text:p text:style-name="P71"/>
      <text:p text:style-name="P86"><text:span text:style-name="T21"><text:s text:c="6"/></text:span><text:span text:style-name="T29">A partir daí o core do framework está configurado e podemos por exemplo obter uma instância de um bean a partir da fábrica. Supondo que no pacote </text:span><text:span text:style-name="T33">org.lindbergframework.exemplo.beans </text:span><text:span text:style-name="T29">tenha um bean cujo ID seja “</text:span><text:span text:style-name="T33">pessoaDAO”</text:span><text:span text:style-name="T29"> então podemos obter uma instância desse bean chamando a BeanFactory como demonstrado a seguir, isso só pode ser feito após claro a devida configuração do CORE.</text:span></text:p>
      <text:p text:style-name="P35"/>
      <text:p text:style-name="P89"><text:span text:style-name="T56">IPessoaDAO</text:span><text:span text:style-name="T56"> pessoaDAO = CoreContext.</text:span><text:span text:style-name="T60">getInstance</text:span><text:span text:style-name="T56">().getBeanFactory().</text:span><text:span text:style-name="T56">getBean</text:span><text:span text:style-name="T56">(</text:span><text:span text:style-name="T103">"pessoaDAO"</text:span><text:span text:style-name="T56">);</text:span></text:p>
      <text:p text:style-name="P74"/>
      <text:p text:style-name="P88"><text:span text:style-name="T56"><text:tab/></text:span><text:span text:style-name="T29">Todo o funcionamento do mecanismo de injeção de dependência será detalhado mais a frente. Aqui foi demonstrado apenas como exemplo do uso da configuração na prática.</text:span></text:p>
      <text:p text:style-name="P35"/>
      <text:p text:style-name="P88"><text:span text:style-name="T51"><text:tab/></text:span><text:span text:style-name="T52">3.3.2.3 – <text:s/>Uso do carácter '#' no XML para definir métodos getters estáticos e <text:tab/>propriedades estáticas</text:span></text:p>
      <text:p text:style-name="P54"><text:soft-page-break/></text:p>
      <text:p text:style-name="P88"><text:span text:style-name="T51"><text:tab/></text:span><text:span text:style-name="T29">Imagine que você quer por algum motivo que o framework chame um método </text:span><text:span text:style-name="T33">'get'</text:span><text:span text:style-name="T29"> seu para obter a </text:span><text:span text:style-name="T29">instância da implementação de </text:span><text:span text:style-name="T33">BeanFactory</text:span><text:span text:style-name="T29"> a ser usada, imagine que você queira isso pois por algum motivo você precise fazer algum processamento nesse método </text:span><text:span text:style-name="T33">'get' </text:span><text:span text:style-name="T29">para efetuar alguma customização, registro de log, enfim. Ou imagine ainda que por algum motivo você quer que a String com pacote base, onde o framework encontrará os beans que farão parte do contexto de </text:span><text:span text:style-name="T33">'inversão de controle'</text:span><text:span text:style-name="T2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8"><text:span text:style-name="T29"><text:tab/>Para estes casos o framework provê o recurso de usar o carácter coringa </text:span><text:span text:style-name="T33">'#'</text:span><text:span text:style-name="T29">. O uso desse carácter antes da definição de um valor de uma propriedade no arquivo XML de configuração informa que o valor real daquela propriedade será obtido através da chamada ao método </text:span><text:span text:style-name="T33">'get' </text:span><text:span text:style-name="T29">estático e público ou da constante também estática e pública definidos na String ao qual o carácter </text:span><text:span text:style-name="T33">'#'</text:span><text:span text:style-name="T29"> é fixado.</text:span></text:p>
      <text:p text:style-name="P35"/>
      <text:p text:style-name="P88"><text:span text:style-name="T29"><text:tab/></text:span><text:span text:style-name="T31">Isso só é possível para propriedades e métodos que são estáticos e públicos e nos casos do <text:tab/>método que seja um método seguindo o padrão de nomenclatura de métodos </text:span><text:span text:style-name="T36">getter, </text:span><text:span text:style-name="T31">não sendo <text:tab/>para este último caso necessário preceder o nome do método no XML com 'get' pois o <text:tab/>framework já busca o método adequado baseado no padrão de nomenclatura. </text:span></text:p>
      <text:p text:style-name="P35"/>
      <text:p text:style-name="P88"><text:span text:style-name="T29"><text:tab/>Por exemplo, se quiséssemos que as duas propriedades mostradas anteriormente para o </text:span><text:span text:style-name="T33">CORE</text:span><text:span text:style-name="T29"> fossem obtidas agora da seguinte forma:</text:span></text:p>
      <text:p text:style-name="P35"/>
      <text:p text:style-name="P88"><text:span text:style-name="T29"><text:tab/>- </text:span><text:span text:style-name="T33">di-basepackage: </text:span><text:span text:style-name="T29">A partir de uma constante estática e pública chamada </text:span><text:span text:style-name="T33">BASEPACKAGE</text:span><text:span text:style-name="T29"> na classe <text:tab/></text:span><text:span text:style-name="T33">com.soft.MyConstants</text:span><text:span text:style-name="T29">;</text:span></text:p>
      <text:p text:style-name="P88"><text:span text:style-name="T29"><text:tab/>- </text:span><text:span text:style-name="T33">BeanFactory: </text:span><text:span text:style-name="T29">A partir de um método getter público e estático chamado </text:span><text:span text:style-name="T33">getMyBeanFactory</text:span><text:span text:style-name="T29"> na <text:tab/>classe </text:span><text:span text:style-name="T33">com.soft.MyFactoryConfiguration</text:span><text:span text:style-name="T29">.</text:span></text:p>
      <text:p text:style-name="P35"/>
      <text:p text:style-name="P35"><text:tab/>Então a nova configuração seria:</text:p>
      <text:p text:style-name="P35"/>
      <text:p text:style-name="P88"><text:span text:style-name="T29"><text:tab/></text:span><text:span text:style-name="T137">&lt;</text:span><text:span text:style-name="T150">core</text:span><text:span text:style-name="T137">&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com.soft.MyConstants.BASEPACKAG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com.soft.MyFactoryConfiguration.myBeanFactory"</text:span><text:span text:style-name="T129">/&gt; </text:span></text:p>
      <text:p text:style-name="P88"><text:span text:style-name="T138"><text:tab/></text:span><text:span text:style-name="T131">&lt;/</text:span><text:span text:style-name="T144">core</text:span><text:span text:style-name="T131">&gt;</text:span></text:p>
      <text:p text:style-name="P102"/>
      <text:p text:style-name="P88"><text:span text:style-name="T131"><text:tab/></text:span><text:span text:style-name="T29">Observe que agora os valores das propriedades estão precedidos do carácter </text:span><text:span text:style-name="T33">'#'. </text:span><text:span text:style-name="T29">Observe que o valor </text:span><text:span text:style-name="T29">da propriedade </text:span><text:span text:style-name="T33">beanFactory,</text:span><text:span text:style-name="T29"> que aponta para um método '</text:span><text:span text:style-name="T33">get'</text:span><text:span text:style-name="T29">, não contém o prefixo 'get' ou seja o nome completo do método </text:span><text:span text:style-name="T33">'getMyBeanFactory'</text:span><text:span text:style-name="T29"> e sim apenas </text:span><text:span text:style-name="T33">'myBeanFactory'. </text:span><text:span text:style-name="T29">Isso pode ser feito pois o framework por padrão vai buscar o método </text:span><text:span text:style-name="T33">'get'</text:span><text:span text:style-name="T29">, seguindo os padões de nomenclatura, fazendo </text:span><text:span text:style-name="T33">'get'</text:span><text:span text:style-name="T29"> + </text:span><text:span text:style-name="T33">'MyBeanFactory'</text:span><text:span text:style-name="T29"> e invoca o método </text:span><text:span text:style-name="T33">'getMyBeanFactory'.</text:span><text:span text:style-name="T29"> Da mesma forma caso deseje informar diretamente o nome do método o framework percebe e o invoca da mesma forma. Seguindo este pensamento a definição da propriedade </text:span><text:span text:style-name="T33">beanFactory</text:span><text:span text:style-name="T29"> poderia ser feita sem nenhuma mudança no processamento da seguinte forma:</text:span></text:p>
      <text:p text:style-name="P35"/>
      <text:p text:style-name="P87"><text:span text:style-name="T56"><text:s text:c="10"/></text:span><text:span text:style-name="T137">&lt;</text:span><text:span text:style-name="T150">config-property</text:span><text:span text:style-name="T56"> </text:span><text:span text:style-name="T160">name</text:span><text:span text:style-name="T56">=</text:span><text:span text:style-name="T101">"lindberg.core.beanfactory"</text:span><text:span text:style-name="T56"> <text:s text:c="3"/><text:tab/><text:tab/><text:tab/> <text:s text:c="22"/><text:tab/><text:tab/></text:span><text:span text:style-name="T160">value</text:span><text:span text:style-name="T56">=</text:span><text:span text:style-name="T101">"#com.soft.MyFactoryConfiguration.getMyBeanFactory"</text:span><text:span text:style-name="T137">/&gt; </text:span></text:p>
      <text:p text:style-name="P35"/>
      <text:p text:style-name="P88"><text:span text:style-name="T29"><text:tab/>Agora informamos diretamente o nome completo do método </text:span><text:span text:style-name="T33">getMyBeanFactory</text:span><text:span text:style-name="T29">. O framework vai detectar que isso foi feito e não fará nenhuma conversão de nomenclatura, invocando diretamente o método </text:span><text:soft-page-break/><text:span text:style-name="T29">informando.</text:span></text:p>
      <text:p text:style-name="P88"><text:span text:style-name="T29"><text:tab/></text:span><text:span text:style-name="T31">Apenas métodos e propriedades ambos públicos e estáticos podem ser usados com '</text:span><text:span text:style-name="T36">#'.</text:span></text:p>
      <text:p text:style-name="P148"/>
      <text:p text:style-name="P56"><text:tab/><text:tab/>3.3.3 – <text:s/>Configurando em aplicações WEB</text:p>
      <text:p text:style-name="P53"/>
      <text:p text:style-name="P82"><text:span text:style-name="T56"><text:tab/><text:tab/>Até agora para configurar o framework, através de seu módulo principal, o CORE, seja programaticamente, via XML, ou qualquer outra implementação seja em nosso código seja a partir de um método </text:span><text:span text:style-name="T60">main, </text:span><text:span text:style-name="T56">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56">para configurar e inicializar o framework. Em uma aplicação WEB é comum que um framework forneça recursos para que a configuração seja feita de forma automática, sem precisar de nada programaticamente.</text:span></text:p>
      <text:p text:style-name="P82"><text:span text:style-name="T56"><text:tab/><text:tab/>Este recurso também é provido pelo lindbergframework através de um </text:span><text:span text:style-name="T60">ServletContextListener </text:span><text:span text:style-name="T56">e da definição de alguns </text:span><text:span text:style-name="T60">&lt;context-param&gt;</text:span><text:span text:style-name="T56"> no </text:span><text:span text:style-name="T60">Deployment Descriptor </text:span><text:span text:style-name="T56">(web.xml)</text:span><text:span text:style-name="T60"> </text:span><text:span text:style-name="T56">da aplicação. A partir daí quando o servidor for inicializado e a aplicação publicada o lindbergframework será automaticamente configurado baseado nas configurações passadas. </text:span></text:p>
      <text:p text:style-name="P34"/>
      <text:p text:style-name="P82"><text:span text:style-name="T56"><text:tab/><text:tab/>Essa configuração é muito simples. Baseia-se em declarar no </text:span><text:span text:style-name="T60">web.xml</text:span><text:span text:style-name="T56"> da aplicação o </text:span><text:span text:style-name="T60">ServletContextListener</text:span><text:span text:style-name="T56"> provido pelo lindbergframework para tal e definir os parâmetros (</text:span><text:span text:style-name="T60">&lt;context-param&gt;</text:span><text:span text:style-name="T5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0">WebCoreConfiguration</text:span><text:span text:style-name="T56">.</text:span></text:p>
      <text:p text:style-name="P34"/>
      <text:p text:style-name="P82"><text:span text:style-name="T56"><text:tab/><text:tab/>O lindbergframework já fornece uma implementação de </text:span><text:span text:style-name="T60">WebCoreConfiguration</text:span><text:span text:style-name="T56"> para configurações a partir de XML onde este arquivo esteja dentro do classpath do projeto: </text:span><text:span text:style-name="T60">WebClassPathXmlCoreConfiguration.</text:span></text:p>
      <text:p text:style-name="P44"/>
      <text:p text:style-name="P82"><text:span text:style-name="T60"><text:tab/><text:tab/></text:span><text:span text:style-name="T56">Abaixo é descrito um exemplo do que precisaria ser adicionado ao nosso </text:span><text:span text:style-name="T60">web.xml</text:span><text:span text:style-name="T56"> se fossemos usar o mesmo arquivo de configuração que usamos nos exemplos anteriores só que agora em um projeto WEB para configurar o framework de forma automática:</text:span></text:p>
      <text:p text:style-name="P34"/>
      <text:p text:style-name="P84"><text:span text:style-name="T56"><text:tab/> </text:span><text:span text:style-name="T131">&lt;</text:span><text:span text:style-name="T144">context-param</text:span><text:span text:style-name="T131">&gt;</text:span></text:p>
      <text:p text:style-name="P87"><text:span text:style-name="T13"><text:tab/></text:span><text:span text:style-name="T129">&lt;</text:span><text:span text:style-name="T142">param-name</text:span><text:span text:style-name="T129">&gt;</text:span><text:span text:style-name="T13">lindbergConfigLocation</text:span><text:span text:style-name="T129">&lt;/</text:span><text:span text:style-name="T142">param-name</text:span><text:span text:style-name="T129">&gt;</text:span></text:p>
      <text:p text:style-name="P87"><text:span text:style-name="T13"><text:tab/></text:span><text:span text:style-name="T129">&lt;</text:span><text:span text:style-name="T142">param-value</text:span><text:span text:style-name="T129">&gt;</text:span><text:span text:style-name="T56">org/lindbergframework/configuracao/lindberg-config.xml</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 text:c="2"/></text:p>
      <text:p text:style-name="P87"><text:span text:style-name="T13"><text:s text:c="3"/></text:span><text:span text:style-name="T129">&lt;</text:span><text:span text:style-name="T142">context-param</text:span><text:span text:style-name="T129">&gt; </text:span><text:span text:style-name="T168">&lt;!--(ISTO É OPCIONAL)--&gt;</text:span></text:p>
      <text:p text:style-name="P87"><text:span text:style-name="T13"><text:tab/></text:span><text:span text:style-name="T129">&lt;</text:span><text:span text:style-name="T142">param-name</text:span><text:span text:style-name="T129">&gt;</text:span><text:span text:style-name="T13">lindbergConfigClass</text:span><text:span text:style-name="T129">&lt;/</text:span><text:span text:style-name="T142">param-name</text:span><text:span text:style-name="T129">&gt;</text:span></text:p>
      <text:p text:style-name="P87"><text:span text:style-name="T13"><text:tab/></text:span><text:span text:style-name="T129">&lt;</text:span><text:span text:style-name="T142">param-alue</text:span><text:span text:style-name="T129">&gt;</text:span><text:span text:style-name="T13">org.lindbergframework.core.context.WebClassPathXmlCoreConfiguration</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 text:c="2"/></text:p>
      <text:p text:style-name="P87"><text:span text:style-name="T13"><text:s text:c="2"/></text:span><text:span text:style-name="T129">&lt;</text:span><text:span text:style-name="T142">listener</text:span><text:span text:style-name="T129">&gt; </text:span></text:p>
      <text:p text:style-name="P87"><text:span text:style-name="T13"><text:s text:c="4"/></text:span><text:span text:style-name="T129">&lt;</text:span><text:span text:style-name="T142">listener-class</text:span><text:span text:style-name="T129">&gt;</text:span><text:span text:style-name="T13">org.lindbergframework.web.context.LindbergConfigLoaderListener</text:span><text:span text:style-name="T129">&lt;/</text:span><text:span text:style-name="T142">listener-class</text:span><text:span text:style-name="T129">&gt;</text:span></text:p>
      <text:p text:style-name="P87"><text:span text:style-name="T13"><text:s text:c="2"/></text:span><text:span text:style-name="T129">&lt;/</text:span><text:span text:style-name="T142">listener</text:span><text:span text:style-name="T129">&gt;</text:span></text:p>
      <text:p text:style-name="P34"><text:s/></text:p>
      <text:p text:style-name="P82"><text:span text:style-name="T56"><text:tab/><text:tab/>No exemplo acima observe que adicionamos o </text:span><text:span text:style-name="T60">listener LindbergConfigLoaderListener,</text:span><text:span text:style-name="T56"> que é o </text:span><text:span text:style-name="T60">ServletContextListener </text:span><text:span text:style-name="T56">provido pelo lindbergframework e que sabe como configurar de forma automatizada o framework. Adicionamos o parâmetro </text:span><text:span text:style-name="T60">lindbergConfigLocation</text:span><text:span text:style-name="T5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0">CoreConfiguration</text:span><text:span text:style-name="T56"> que trabalha com um arquivo TXT segundo uma formatação que eu criei então esse parâmetro vai apontar para um arquivo TXT que segue o padrão de </text:span><text:soft-page-break/><text:span text:style-name="T56">formatação que eu defini. Para que haja essa flexibilidade é que é possível definir a implementação de </text:span><text:span text:style-name="T60">CoreConfiguration</text:span><text:span text:style-name="T56"> que deve ser usada através do parâmetro </text:span><text:span text:style-name="T60">lindbergConfigClass</text:span><text:span text:style-name="T56">.</text:span></text:p>
      <text:p text:style-name="P82"><text:span text:style-name="T56"><text:tab/><text:tab/>Observe que parâmetro </text:span><text:span text:style-name="T60">lindbergConfigClass</text:span><text:span text:style-name="T56"> neste exemplo está com um comentário dizendo que é </text:span><text:span text:style-name="T56">opcional. Este parâmetro tem um valor </text:span><text:span text:style-name="T60">default</text:span><text:span text:style-name="T56"> e na não declaração deste, o framework usa a implementação que está sendo usada de forma explicita neste exemplo: </text:span><text:span text:style-name="T60">WebClassPathXmlCoreConfiguration</text:span><text:span text:style-name="T56">.</text:span></text:p>
      <text:p text:style-name="P34"/>
      <text:p text:style-name="P34"><text:tab/><text:tab/>Passos:</text:p>
      <text:list xml:id="list34431178" text:style-name="L7">
        <text:list-item>
          <text:p text:style-name="P122"><text:span text:style-name="T27">Declarar o listener: <text:s/></text:span><text:span text:style-name="T15">org.lindbergframework.web.context.LindbergConfigLoaderListener</text:span></text:p>
        </text:list-item>
        <text:list-item>
          <text:p text:style-name="P125">Declarar os Parâmetros:</text:p>
          <text:list>
            <text:list-item>
              <text:p text:style-name="P132">lindbergConfigLocation: Local onde está o arquivo de configuração</text:p>
            </text:list-item>
            <text:list-item>
              <text:p text:style-name="P135"><text:span text:style-name="T43">lindbergConfigClass: Implementação de </text:span><text:span text:style-name="T50">CoreConfiguration</text:span><text:span text:style-name="T43"> que efetuará o parser da configuração. Quando não definido este parâmetro a implementação padrão, </text:span><text:span text:style-name="T50">WebClassPathXmlCoreConfiguration, </text:span><text:span text:style-name="T43">é usada.</text:span></text:p>
            </text:list-item>
          </text:list>
        </text:list-item>
      </text:list>
      <text:p text:style-name="P18"/>
      <text:p text:style-name="P29"><text:span text:style-name="T43"><text:tab/><text:tab/></text:span><text:span text:style-name="T27">A partir daí é só iniciar o servidor que o framework será configurado automáticamente.</text:span></text:p>
      <text:p text:style-name="P34"/>
      <text:p text:style-name="P60">4 – Injeção de Dependência e Inversão de Controle com o lindbergframework.</text:p>
      <text:p text:style-name="P53"/>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
      <text:p text:style-name="P56"><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4">org.lindbergframework.exemplo.*</text:span> foi definido, isso fará com que o LDIC crie seu contexto de beans visualizando apenas beans que estão dentro do escopo do pacote <text:span text:style-name="T74">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4">br.empresa.beans</text:span> define que apenas os beans dentro deste pacote serão visualizados. Qualquer bean dentro de um sub pacote deste não será encontrado como por exemplo um bean dentro de <text:span text:style-name="T74">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4">br.empresa.beans</text:span> como pacote base. Para que um bean dentro de <text:span text:style-name="T74">br.empresa.beans.exemplo</text:span> também sejá visualizado e incluído no contexto o pacote base deve ser definido usando ”.*” como a seguir:</text:p>
      <text:p text:style-name="P34"/>
      <text:p text:style-name="P34"><text:tab/><text:tab/> <text:s text:c="9"/><text:span text:style-name="T74">br.empresa.beans.*</text:span></text:p>
      <text:p text:style-name="P44"/>
      <text:p text:style-name="P34"><text:span text:style-name="T7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4">br.empresa.beans</text:span> e seus sub pacotes mas que o pacote <text:span text:style-name="T74">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78"><text:tab/><text:tab/><text:tab/></text:span><text:span text:style-name="T105">br.empresa.beans:schemas.*</text:span></text:p>
      <text:p text:style-name="P95"/>
      <text:p text:style-name="P95"/>
      <text:p text:style-name="P53"><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
      <text:p text:style-name="P56"><text:tab/><text:tab/>4.2 – Fábrica de Beans</text:p>
      <text:p text:style-name="P34"/>
      <text:p text:style-name="P53"><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3"><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text:span><text:soft-page-break/><text:span text:style-name="T4">por um </text:span><text:span text:style-name="T10">BeanMapper</text:span><text:span text:style-name="T4"> a correta instãncia de um bean solicitado com base em um ID seja criado e retornado pela fábrica. </text:span></text:p>
      <text:p text:style-name="P34"/>
      <text:p text:style-name="P53"><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56"><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4">DependencyManager</text:span> que define um gerenciador de dependências que tem como responsabilidade auxiliar uma <text:span text:style-name="T74">BeanFactory </text:span>resolvendo as dependências dos beans solicitados. A implementação padrão desta interface é um gerenciador de dependências baseado em annotation – <text:span text:style-name="T74">AnnotationDependencyManager.</text:span> </text:p>
      <text:p text:style-name="P34"/>
      <text:p text:style-name="P34"><text:tab/>Para exemplificar considere o código abaixo que não usa a injeção automática de dependência:</text:p>
      <text:p text:style-name="P34"/>
      <text:p text:style-name="P70"><text:span text:style-name="T121">public</text:span> <text:span text:style-name="T121">interface</text:span> ISistemaFacade {</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
      <text:p text:style-name="P65">}</text:p>
      <text:p text:style-name="P37"/>
      <text:p text:style-name="P65"><text:span text:style-name="T126">public</text:span><text:span text:style-name="T78"> </text:span><text:span text:style-name="T126">class</text:span><text:span text:style-name="T78"> SistemaFacade </text:span><text:span text:style-name="T126">implements</text:span><text:span text:style-name="T78"> ISistemaFacade{</text:span></text:p>
      <text:p text:style-name="P65"><text:s text:c="4"/></text:p>
      <text:p text:style-name="P85"><text:span text:style-name="T13"><text:s text:c="4"/></text:span><text:span text:style-name="T121">private</text:span><text:span text:style-name="T13"> IPessoaBC </text:span><text:span text:style-name="T173">pessoaBC</text:span><text:span text:style-name="T13"> = </text:span><text:span text:style-name="T121">new</text:span><text:span text:style-name="T13"> PessoaBC();</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 text:c="4"/>}</text:p>
      <text:p text:style-name="P85"/>
      <text:p text:style-name="P65">}</text:p>
      <text:p text:style-name="P97"/>
      <text:p text:style-name="P65"><text:span text:style-name="T126">public</text:span><text:span text:style-name="T78"> </text:span><text:span text:style-name="T126">interface</text:span><text:span text:style-name="T78"> IPessoaBC {</text:span></text:p>
      <text:p text:style-name="P85"/>
      <text:p text:style-name="P85"><text:span text:style-name="T13"><text:s text:c="3"/></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BC </text:span><text:span text:style-name="T126">implements</text:span><text:span text:style-name="T78"> IPessoaBC{</text:span></text:p>
      <text:p text:style-name="P65"><text:s text:c="4"/></text:p>
      <text:p text:style-name="P85"><text:span text:style-name="T13"><text:s text:c="4"/></text:span><text:span text:style-name="T121">private</text:span><text:span text:style-name="T13"> IPessoaDAO </text:span><text:span text:style-name="T173">pessoaDAO</text:span><text:span text:style-name="T13"> = </text:span><text:span text:style-name="T121">new</text:span><text:span text:style-name="T13"> PessoaDAO();</text:span></text:p>
      <text:p text:style-name="P65"><text:s text:c="4"/></text:p>
      <text:p text:style-name="P85"><text:soft-page-break/><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85"/>
      <text:p text:style-name="P65">}</text:p>
      <text:p text:style-name="P96"/>
      <text:p text:style-name="P65"><text:span text:style-name="T126">public</text:span><text:span text:style-name="T78"> </text:span><text:span text:style-name="T126">interface</text:span><text:span text:style-name="T78"> IPessoaDAO {</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DAO </text:span><text:span text:style-name="T126">implements</text:span><text:span text:style-name="T78"> I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85"/>
      <text:p text:style-name="P65">}</text:p>
      <text:p text:style-name="P37"/>
      <text:p text:style-name="P37">Código de teste:</text:p>
      <text:p text:style-name="P37"/>
      <text:p text:style-name="P65"><text:span text:style-name="T78">Pessoa pessoa = </text:span><text:span text:style-name="T126">new</text:span><text:span text:style-name="T78"> Pessoa(</text:span><text:span text:style-name="T103">"joão"</text:span><text:span text:style-name="T78">);</text:span></text:p>
      <text:p text:style-name="P85"><text:span text:style-name="T13">ISistemaFacade sistemaFacade = </text:span><text:span text:style-name="T121">new</text:span><text:span text:style-name="T13"> SistemaFacade();</text:span></text:p>
      <text:p text:style-name="P65">sistemaFacade.cadastrarPessoa(pessoa);</text:p>
      <text:p text:style-name="P65"/>
      <text:p text:style-name="P66"><text:tab/><text:span text:style-name="T93">Observe que as classes demonstradas acima não usam recurso de injeção de dependência algum e referem diretamente as implementações finais das classes ao qual dependem. Neste caso observe que a fachada do nosso sistema depende de um </text:span><text:span text:style-name="T95">business controller</text:span><text:span text:style-name="T93"> que implementa a interface </text:span><text:span text:style-name="T95">IPessoaBC</text:span><text:span text:style-name="T93"> e a instância é criada diretamente via operador </text:span><text:span text:style-name="T95">new</text:span><text:span text:style-name="T93"> no código tornando a fachada do nosso sistema extremamente dependente da implementação </text:span><text:span text:style-name="T95">PessoaBC</text:span><text:span text:style-name="T93"> da interface </text:span><text:span text:style-name="T95">IPessoaBC</text:span><text:span text:style-name="T93">. Da mesma forma a implementação </text:span><text:span text:style-name="T95">PessoaBC</text:span><text:span text:style-name="T93"> dependente de uma implementação de </text:span><text:span text:style-name="T95">IPessoaDAO </text:span><text:span text:style-name="T93">e como foi feito na fachada a implementação </text:span><text:span text:style-name="T95">PessoaDAO</text:span><text:span text:style-name="T93"> está diretamente referenciada no código e a instância criada diretamente no código. Neste exemplo os três níveis estão extremamente interdependentes, dificultando qualquer evolução </text:span><text:span text:style-name="T93">ou manutenção no código pois o código está extremamente amarrado a implementações e não a interfaces </text:span><text:span text:style-name="T93">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1"><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1"><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1"><text:span text:style-name="T5"><text:tab/><text:tab/></text:span><text:span text:style-name="T6">- @Inject:</text:span><text:span text:style-name="T5"> Annotation que define um ponto de injeção de dependência em um bean. O único </text:span><text:soft-page-break/><text:span text:style-name="T5">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1"><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67"><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sistemaFacade"</text:span><text:span text:style-name="T13">)</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text:s text:c="4"/></text:p>
      <text:p text:style-name="P85"><text:span text:style-name="T13"><text:s text:c="4"/></text:span><text:span text:style-name="T176">@Inject</text:span><text:span text:style-name="T13">(</text:span><text:span text:style-name="T99">"pessoaBC"</text:span><text:span text:style-name="T13">)</text:span></text:p>
      <text:p text:style-name="P85"><text:span text:style-name="T13"><text:s text:c="4"/></text:span><text:span text:style-name="T121">private</text:span><text:span text:style-name="T13"> IPessoaBC </text:span><text:span text:style-name="T173">pessoaBC</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 text:c="4"/>}</text:p>
      <text:p text:style-name="P65">}</text:p>
      <text:p text:style-name="P38"/>
      <text:p text:style-name="P65"><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pessoaBC"</text:span><text:span text:style-name="T13">)</text:span></text:p>
      <text:p text:style-name="P85"><text:span text:style-name="T121">public</text:span><text:span text:style-name="T13"> </text:span><text:span text:style-name="T121">class</text:span><text:span text:style-name="T13"> PessoaBC </text:span><text:span text:style-name="T121">implements</text:span><text:span text:style-name="T13"> IPessoaBC{</text:span></text:p>
      <text:p text:style-name="P65"><text:s text:c="4"/></text:p>
      <text:p text:style-name="P85"><text:span text:style-name="T13"><text:s text:c="4"/></text:span><text:span text:style-name="T176">@Inject</text:span><text:span text:style-name="T13">(</text:span><text:span text:style-name="T99">"pessoaDAO"</text:span><text:span text:style-name="T13">)</text:span></text:p>
      <text:p text:style-name="P85"><text:span text:style-name="T13"><text:s text:c="4"/></text:span><text:span text:style-name="T121">private</text:span><text:span text:style-name="T13"> IPessoaDAO </text:span><text:span text:style-name="T173">pessoaDAO</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65">}</text:p>
      <text:p text:style-name="P38"/>
      <text:p text:style-name="P38"/>
      <text:p text:style-name="P38"/>
      <text:p text:style-name="P98"/>
      <text:p text:style-name="P65"><text:span text:style-name="T126">import</text:span><text:span text:style-name="T78"> org.lindbergframework.beans.di.annotation.Bean;</text:span></text:p>
      <text:p text:style-name="P85"/>
      <text:p text:style-name="P85"><text:span text:style-name="T176">@Bean</text:span><text:span text:style-name="T13">(</text:span><text:span text:style-name="T99">"pessoaDAO"</text:span><text:span text:style-name="T13">)</text:span></text:p>
      <text:p text:style-name="P85"><text:span text:style-name="T121">public</text:span><text:span text:style-name="T13"> </text:span><text:span text:style-name="T121">class</text:span><text:span text:style-name="T13"> PessoaDAO </text:span><text:span text:style-name="T121">implements</text:span><text:span text:style-name="T13"> I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65">}</text:p>
      <text:p text:style-name="P72"/>
      <text:p text:style-name="P37">Código de teste:</text:p>
      <text:p text:style-name="P58"/>
      <text:p text:style-name="P77"><text:span text:style-name="T78">Pessoa pessoa = </text:span><text:span text:style-name="T126">new</text:span><text:span text:style-name="T78"> Pessoa(</text:span><text:span text:style-name="T103">"joão"</text:span><text:span text:style-name="T78">);</text:span></text:p>
      <text:p text:style-name="P90"><text:span text:style-name="T13">ISistemaFacade sistemaFacade = CoreContext.</text:span><text:span text:style-name="T61">getInstance</text:span><text:span text:style-name="T13">().getBeanFactory().getBean(</text:span><text:span text:style-name="T99">"sistemaFacade"</text:span><text:span text:style-name="T13">);</text:span></text:p>
      <text:p text:style-name="P77">sistemaFacade.cadastrarPessoa(pessoa);</text:p>
      <text:p text:style-name="P77"/>
      <text:p text:style-name="P66"><text:span text:style-name="T94"><text:tab/></text:span><text:span text:style-name="T93">Observe que neste segundo exemplo as classes não referenciam como dependência nenhum implementação específica. </text:span><text:span text:style-name="T95">SistemaFacade</text:span><text:span text:style-name="T93"> referencia apenas a interface </text:span><text:span text:style-name="T95">IPessoaBC</text:span><text:span text:style-name="T93"> e é indiferente quanto a implementação que será usada. Da mesma forma </text:span><text:span text:style-name="T95">PessoaBC</text:span><text:span text:style-name="T93"> referencia apenas a interface </text:span><text:span text:style-name="T95">IPessoaDAO</text:span><text:span text:style-name="T93"> e </text:span><text:soft-page-break/><text:span text:style-name="T93">seu funcionamento não depende e nem está acoplado a nenhuma implementação desta.</text:span></text:p>
      <text:p text:style-name="P35"/>
      <text:p text:style-name="P66"><text:span text:style-name="T93"><text:tab/>Neste último exemplo a classe </text:span><text:span text:style-name="T95">SistemaFacade</text:span><text:span text:style-name="T93"> é anotada com a annotation </text:span><text:span text:style-name="T95">@Bean</text:span><text:span text:style-name="T93"> onde o ID deste </text:span><text:span text:style-name="T93">bean é definido como </text:span><text:span text:style-name="T95">sistemaFacade</text:span><text:span text:style-name="T93">. Este bean possui uma dependência com um </text:span><text:span text:style-name="T95">IPessoaBC</text:span><text:span text:style-name="T93"> e para definir e instruir ao LDIC que faça a injeção da implementação <text:s text:c="2"/>que deve ser usada, este atributo foi anotado com a annotation </text:span><text:span text:style-name="T95">@Inject</text:span><text:span text:style-name="T93"> definindo como parâmetro o ID do bean que deve ser injetado neste ponto. Observe que não há necessidade de definição de um </text:span><text:span text:style-name="T95">setter</text:span><text:span text:style-name="T93"> para </text:span><text:span text:style-name="T95">pessoaBC</text:span><text:span text:style-name="T93">.</text:span></text:p>
      <text:p text:style-name="P35"/>
      <text:p text:style-name="P66"><text:span text:style-name="T93"><text:tab/>Da mesma forma a nossa implementação de </text:span><text:span text:style-name="T95">IPessoaBC </text:span><text:span text:style-name="T93">a classe </text:span><text:span text:style-name="T95">PessoaBC </text:span><text:span text:style-name="T93">é anotada da mesma forma, uma annotation </text:span><text:span text:style-name="T95">@Bean</text:span><text:span text:style-name="T93"> definindo o ID desta e como temos apenas uma dependência, apenas uma annotation </text:span><text:span text:style-name="T95">@Inject </text:span><text:span text:style-name="T93">foi usada, neste caso para a dependência para </text:span><text:span text:style-name="T95">IPessoaDAO.</text:span></text:p>
      <text:p text:style-name="P45"/>
      <text:p text:style-name="P66"><text:span text:style-name="T95"><text:tab/></text:span><text:span text:style-name="T93">Com as classes devidamente anotadas precisamos obter uma instância de nossa fachada e utilizá-la é aí que entram as configurações feitas no core e a nossa bean factory. No trecho abaixo obtemos do </text:span><text:span text:style-name="T95">CoreContext</text:span><text:span text:style-name="T93"> a instância da </text:span><text:span text:style-name="T95">BeanFacotry</text:span><text:span text:style-name="T93"> e a partir desta fábrica obtemos a instância do bean da fachada do </text:span><text:span text:style-name="T93">sistema e para isso passamos o ID do bean da fachada que neste caso é “</text:span><text:span text:style-name="T95">sistemaFacade” </text:span><text:span text:style-name="T93">para o método </text:span><text:span text:style-name="T95">getBean</text:span><text:span text:style-name="T93"> da </text:span><text:span text:style-name="T95">BeanFactory.</text:span><text:span text:style-name="T93"> A instância do bean da fachada retornada por este método já virá pronta com suas dependências injetadas e prontas para uso. Para este caso a instância de </text:span><text:span text:style-name="T95">sistemaFacade</text:span><text:span text:style-name="T93"> já virá preenchida com a instância correta de </text:span><text:span text:style-name="T95">pessoaBC</text:span><text:span text:style-name="T93"> e este por sua vez já estará preenchido com a instância correta de </text:span><text:span text:style-name="T95">pessoaDAO</text:span><text:span text:style-name="T93"> tudo de forma automática e transparente feita pelo LDIC.</text:span></text:p>
      <text:p text:style-name="P59"/>
      <text:p text:style-name="P78"><text:span text:style-name="T90">ISistemaFacade sistemaFacade = CoreContext.</text:span><text:span text:style-name="T92">getInstance</text:span><text:span text:style-name="T90">().getBeanFactory().getBean(</text:span><text:span text:style-name="T117">"sistemaFacade"</text:span><text:span text:style-name="T90">);</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4">superclasse</text:span> de modo que se <text:span text:style-name="T74">PessoaBC </text:span>estendesse de uma classe qualquer e esta última tivesse dependências definidas via <text:span text:style-name="T74">@Inject</text:span> estas dependências herdadas, mesmo <text:span text:style-name="T74">private</text:span>, seriam resolvidas e injetadas.</text:p>
      <text:p text:style-name="P34"/>
      <text:p text:style-name="P34"><text:tab/><text:tab/>Caso seja o ID passado para o método <text:span text:style-name="T74">getBean</text:span> não corresponda a um bean válido dentro do contexto da bean factory, uma <text:span text:style-name="T74">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56"><text:tab/><text:tab/>4.2.2 – Beans com escopo <text:span text:style-name="T74">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4">singleton </text:span>o LDIC manterá sempre a mesma instância e sempre que o bean for solicitado ao LDIC esta mesma instância será retornada. Se fosse desejável, por exemplo, definir que o bean <text:span text:style-name="T74">SistemaFacade</text:span> deve ter uma única instância dentro do contexto, então especificaríamos seu escopo como <text:span text:style-name="T74">singleton</text:span> na própria annotation <text:span text:style-name="T74">@Bean</text:span>. Abaixo é mostrado como ficaria a classe <text:span text:style-name="T74">SistemaFacade</text:span> de modo a operar como um <text:span text:style-name="T74">singleton.</text:span></text:p>
      <text:p text:style-name="P34"><text:soft-page-break/></text:p>
      <text:p text:style-name="P82"><text:span text:style-name="T177">@Bean</text:span><text:span text:style-name="T17">(value = </text:span><text:span text:style-name="T105">"sistemaFacade"</text:span><text:span text:style-name="T17">,</text:span><text:span text:style-name="T18">singleton = </text:span><text:span text:style-name="T123">true</text:span><text:span text:style-name="T17">)</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
      <text:p text:style-name="P65"><text:tab/></text:p>
      <text:p text:style-name="P85"><text:span text:style-name="T13"><text:tab/></text:span><text:span text:style-name="T29">Observe que a annotation </text:span><text:span text:style-name="T33">@Bean</text:span><text:span text:style-name="T29"> foi alterada adicionando o atributo </text:span><text:span text:style-name="T33">singleton</text:span><text:span text:style-name="T29"> definindo o valor deste como </text:span><text:span text:style-name="T33">true</text:span><text:span text:style-name="T29"> indicando que o bean </text:span><text:span text:style-name="T33">SistemaFacade</text:span><text:span text:style-name="T29"> deve ser trabalhar como um </text:span><text:span text:style-name="T33">singleton</text:span><text:span text:style-name="T29"> dentro do contexto. O LDIC agora retornará sempre a mesma instância de </text:span><text:span text:style-name="T33">SistemaFacade</text:span><text:span text:style-name="T29"> quando este bean for solicitado.</text:span></text:p>
      <text:p text:style-name="P37"/>
      <text:p text:style-name="P37"/>
      <text:p text:style-name="P62">5 – Lindberg Persistence – LINP.</text:p>
      <text:p text:style-name="P62"/>
      <text:p text:style-name="P61"><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1"><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99"><text:span text:style-name="T28"><text:tab/>O JDBC (</text:span><text:span text:style-name="T9">Java Database Connectivity</text:span><text:span text:style-name="T27">) é o framework padrão java para persistência. O conjunto de classes providas pelo JDBC fornece o recurso de acesso a qualquer banco de dados relacional baseado em um Driver. Os detalhes sobre JDBC fogem do escopo deste documento.</text:span></text:p>
      <text:p text:style-name="P99"><text:span text:style-name="T2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4">stored procedure</text:span><text:span text:style-name="T27"> que retorne um ou dois cursores e mapear cada um desses cursores em objetos java, executar uma </text:span><text:span text:style-name="T34">query </text:span><text:span text:style-name="T27">SQL e popular o resultado uma lista de objetos, chamar uma </text:span><text:span text:style-name="T34">stored function</text:span><text:span text:style-name="T2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99"><text:span text:style-name="T27"><text:tab/>Considere por exemplo uma classe </text:span><text:span text:style-name="T34">ContribuinteDAO</text:span><text:span text:style-name="T27"> que conteria provavelmente um método chamado </text:span><text:span text:style-name="T34">getContribuintes </text:span><text:span text:style-name="T27">que retornaria uma lista de objetos </text:span><text:span text:style-name="T34">Contribuinte</text:span><text:span text:style-name="T27">. Considere também que a implementação da classe </text:span><text:span text:style-name="T34">ContribuinteDAO</text:span><text:span text:style-name="T27"> use JDBC sem nenhum componente ou framework como suporte. Esse método com certeza seria implementado seguindo o seguinte algoritmo:</text:span></text:p>
      <text:p text:style-name="P35"/>
      <text:list xml:id="list34416505" text:style-name="L8">
        <text:list-item>
          <text:p text:style-name="P126">Obter conexão;</text:p>
        </text:list-item>
        <text:list-item>
          <text:p text:style-name="P123"><text:span text:style-name="T27">Obter uma </text:span><text:span text:style-name="T34">Statement</text:span><text:span text:style-name="T27"> a partir da conexão;</text:span></text:p>
        </text:list-item>
        <text:list-item>
          <text:p text:style-name="P123"><text:span text:style-name="T27">Executar a query “select * from tabela_de_contribuinte” na </text:span><text:span text:style-name="T34">Statement</text:span><text:span text:style-name="T27"> ;</text:span></text:p>
        </text:list-item>
        <text:list-item>
          <text:p text:style-name="P123"><text:span text:style-name="T27">Obter um </text:span><text:span text:style-name="T34">ResultSet</text:span><text:span text:style-name="T27"> a partir da execução da query no </text:span><text:span text:style-name="T34">Statement;</text:span></text:p>
        </text:list-item>
        <text:list-item>
          <text:p text:style-name="P136"><text:span text:style-name="T38">Criar uma lista vazia de objetos </text:span><text:span text:style-name="T34">Contribuinte;</text:span></text:p>
        </text:list-item>
        <text:list-item>
          <text:p text:style-name="P136"><text:soft-page-break/><text:span text:style-name="T38">Fazer um loop percorrendo todo o </text:span><text:span text:style-name="T34">ResultSet;</text:span></text:p>
        </text:list-item>
        <text:list-item>
          <text:p text:style-name="P136"><text:span text:style-name="T38">Criar um Objeto </text:span><text:span text:style-name="T34">Contribuinte</text:span><text:span text:style-name="T38"> e populá-lo com os dados do registro atual do cursor do </text:span><text:span text:style-name="T34">ResultSet </text:span><text:span text:style-name="T38">em cada iteração do loop;</text:span></text:p>
        </text:list-item>
        <text:list-item>
          <text:p text:style-name="P136"><text:span text:style-name="T38">Adicionar o objeto </text:span><text:span text:style-name="T34">Contribuinte</text:span><text:span text:style-name="T38"> criado e populado na lista de </text:span><text:span text:style-name="T34">Contribuintes</text:span><text:span text:style-name="T38"> criada;</text:span></text:p>
        </text:list-item>
        <text:list-item>
          <text:p text:style-name="P136"><text:span text:style-name="T38">Retornar a lista de </text:span><text:span text:style-name="T34">Contribuintes.</text:span></text:p>
        </text:list-item>
      </text:list>
      <text:p text:style-name="P16"><text:tab/></text:p>
      <text:p text:style-name="P14"><text:span text:style-name="T34"><text:tab/></text:span><text:span text:style-name="T38">O algoritmo acima poderia ser implementado no seguinte método java e qualquer outra listagem seja lá qual for a entidade manteria o mesmo padrão mudando apenas o </text:span><text:span text:style-name="T34">sql </text:span><text:span text:style-name="T38">da query, o objeto criado e a forma como cada objeto é populado.</text:span></text:p>
      <text:p text:style-name="P3"><text:tab/><text:span text:style-name="T124">public</text:span><text:span text:style-name="T23"> List&lt;Contribuinte&gt; listarContribuintes() {</text:span></text:p>
      <text:p text:style-name="P79"><text:s text:c="8"/>Connection conn = <text:span text:style-name="T179">ConexaoUtil</text:span>.getConexao();</text:p>
      <text:p text:style-name="P91"><text:span text:style-name="T13"><text:s text:c="8"/>List&lt;Contribuinte&gt; listaContribuintes = </text:span><text:span text:style-name="T121">new</text:span><text:span text:style-name="T13"> ArrayList&lt;Contribuinte&gt;();</text:span></text:p>
      <text:p text:style-name="P91"><text:span text:style-name="T13"><text:s text:c="8"/></text:span><text:span text:style-name="T121">try</text:span><text:span text:style-name="T13"> {</text:span></text:p>
      <text:p text:style-name="P79"><text:s text:c="12"/>Statement st = conn.createStatement();</text:p>
      <text:p text:style-name="P91"><text:span text:style-name="T13"><text:s text:c="12"/>ResultSet rs = st.executeQuery(</text:span><text:span text:style-name="T99">"Select * from tb_contribuinte"</text:span><text:span text:style-name="T13">);</text:span></text:p>
      <text:p text:style-name="P91"><text:span text:style-name="T13"><text:s text:c="12"/></text:span><text:span text:style-name="T121">while</text:span><text:span text:style-name="T13"> (rs.next()){</text:span></text:p>
      <text:p text:style-name="P91"><text:span text:style-name="T13"><text:s text:c="16"/>Contribuinte contribuinte = </text:span><text:span text:style-name="T121">new</text:span><text:span text:style-name="T13"> Contribuinte();</text:span></text:p>
      <text:p text:style-name="P91"><text:span text:style-name="T13"><text:s text:c="16"/>contribuinte.setNomeFantasia(rs.getString(</text:span><text:span text:style-name="T99">"nome_fantasia"</text:span><text:span text:style-name="T13">));</text:span></text:p>
      <text:p text:style-name="P91"><text:span text:style-name="T13"><text:s text:c="16"/>contribuinte.setCnpj(rs.getString(</text:span><text:span text:style-name="T99">"cnpj"</text:span><text:span text:style-name="T13">));</text:span></text:p>
      <text:p text:style-name="P79"><text:s text:c="16"/></text:p>
      <text:p text:style-name="P91"><text:span text:style-name="T13"><text:s text:c="16"/>Endereco endereco = </text:span><text:span text:style-name="T121">new</text:span><text:span text:style-name="T13"> Endereco();</text:span></text:p>
      <text:p text:style-name="P91"><text:span text:style-name="T13"><text:s text:c="16"/>endereco.setBairro(rs.getString(</text:span><text:span text:style-name="T99">"bairro"</text:span><text:span text:style-name="T13">));</text:span></text:p>
      <text:p text:style-name="P91"><text:span text:style-name="T13"><text:s text:c="16"/>endereco.setCep(rs.getString(</text:span><text:span text:style-name="T99">"cep"</text:span><text:span text:style-name="T13">));</text:span></text:p>
      <text:p text:style-name="P91"><text:span text:style-name="T13"><text:s text:c="16"/>endereco.setRua(rs.getString(</text:span><text:span text:style-name="T99">"rua"</text:span><text:span text:style-name="T13">));</text:span></text:p>
      <text:p text:style-name="P91"><text:span text:style-name="T13"><text:s text:c="16"/>endereco.setNumero(rs.getInt(</text:span><text:span text:style-name="T99">"numero"</text:span><text:span text:style-name="T13">));</text:span></text:p>
      <text:p text:style-name="P79"><text:s text:c="16"/></text:p>
      <text:p text:style-name="P79"><text:s text:c="16"/>contribuinte.setEndereco(endereco);</text:p>
      <text:p text:style-name="P79"><text:s text:c="16"/></text:p>
      <text:p text:style-name="P79"><text:s text:c="16"/>listaContribuintes.add(contribuinte);</text:p>
      <text:p text:style-name="P79"><text:s text:c="12"/>}</text:p>
      <text:p text:style-name="P79"><text:s text:c="12"/></text:p>
      <text:p text:style-name="P91"><text:span text:style-name="T13"><text:s text:c="8"/>} </text:span><text:span text:style-name="T121">catch</text:span><text:span text:style-name="T13"> (SQLException e) {</text:span></text:p>
      <text:p text:style-name="P79"><text:s text:c="12"/>e.printStackTrace();</text:p>
      <text:p text:style-name="P79"><text:s text:c="8"/>}</text:p>
      <text:p text:style-name="P79"><text:s text:c="8"/></text:p>
      <text:p text:style-name="P91"><text:span text:style-name="T13"><text:s text:c="8"/></text:span><text:span text:style-name="T121">return</text:span><text:span text:style-name="T13"> listaContribuintes;</text:span></text:p>
      <text:p text:style-name="P100"><text:span text:style-name="T22"><text:s text:c="4"/>}</text:span><text:tab/></text:p>
      <text:p text:style-name="P20"/>
      <text:p text:style-name="P14"><text:span text:style-name="T34"><text:tab/></text:span><text:span text:style-name="T38">Na implementação acima usando apenas JDBC direto observe que foi feita uma simples consulta de contribuinte onde no nosso exemplo contém apenas alguns campos e a parte da população do </text:span><text:span text:style-name="T34">ResultSet</text:span><text:span text:style-name="T38"> em objetos </text:span><text:span text:style-name="T34">Contribuinte</text:span><text:span text:style-name="T38"> já demandou várias linhas de código. Considerando que o objeto </text:span><text:span text:style-name="T34">Contribuinte</text:span><text:span text:style-name="T38"> é o <text:s/>primeiro nível, neste caso, temos um segundo nível que é o objeto </text:span><text:span text:style-name="T34">Endereco </text:span><text:span text:style-name="T38"><text:s/>que está dentro do objeto </text:span><text:span text:style-name="T34">Contribuinte</text:span><text:span text:style-name="T38"> formando assim um segundo nível de atributos</text:span><text:span text:style-name="T34">. </text:span><text:span text:style-name="T38">Na população do endereço foi necessário criar um objeto </text:span><text:span text:style-name="T34">Endereco</text:span><text:span text:style-name="T38"> populá-lo para só então setar o endereço no objeto </text:span><text:span text:style-name="T34">Contribuinte</text:span><text:span text:style-name="T38">. No nosso exemplo foram apenas alguns campos. Imagine uma consulta real de contribuinte quantas dezenas de campos </text:span><text:span text:style-name="T38">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417646" text:style-name="L9">
        <text:list-item>
          <text:list>
            <text:list-item>
              <text:p text:style-name="P130">– Repositório de Comandos SQL</text:p>
            </text:list-item>
          </text:list>
        </text:list-item>
      </text:list>
      <text:p text:style-name="P15"/>
      <text:p text:style-name="P15"><text:tab/>O LINP trabalha com um repositório de comandos sql que nada mais é que uma classe que implementa a interface <text:span text:style-name="T74">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4">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4">parser</text:span> da configuração funciona baseado em interface, como no CORE, e pode de acordo com a conveniência e necessidade do projeto pode ser implementado por exemplo configuração via arquivo <text:span text:style-name="T74">properties, </text:span>arquivo <text:span text:style-name="T74">txt, </text:span>enfim. Entenda como <text:span text:style-name="T74">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4">parser</text:span> de configuração do componente de persistência LINP é a <text:span text:style-name="T180">LinpConfiguration. </text:span>Esta inteface provê as constantes das propriedades de configuração que podem ser definidas para o LINP por padrão. Outras propriedades podem ser criadas de acordo com o <text:span text:style-name="T74">parser</text:span> usado.</text:p>
      <text:p text:style-name="P15"/>
      <text:p text:style-name="P17"><text:span text:style-name="T78"><text:tab/>O framework já provê implementações padrão do </text:span><text:span text:style-name="T75">parser</text:span><text:span text:style-name="T78"> para configurar o LINP. Abaixo são descritos estes </text:span><text:span text:style-name="T75">parsers</text:span><text:span text:style-name="T78"> que são encontrados no pacote </text:span><text:span text:style-name="T89">org.lindbergframework.persistence.configuration</text:span><text:span text:style-name="T78">:</text:span></text:p>
      <text:p text:style-name="P15"/>
      <text:list xml:id="list34406186" text:style-name="L10">
        <text:list-item>
          <text:p text:style-name="P131"><text:span text:style-name="T80">SimpleLinpConfiguration</text:span><text:span text:style-name="T91">:</text:span><text:span text:style-name="T90"> Deve ser usado para definição da configuração do LINP programaticamente.</text:span></text:p>
          <text:p text:style-name="P127"/>
        </text:list-item>
        <text:list-item>
          <text:p text:style-name="P124"><text:span text:style-name="T30">XmlLinpConfiguration: </text:span><text:span text:style-name="T27">Parser padrão para definição da configuração baseado em XML de acordo com o schema: </text:span><text:a xlink:type="simple" xlink:href="http://www.lindbergframework.org/schema/lindberg-config.xsd">http://www.lindbergframework.org/schema/lindberg-config.xsd</text:a><text:span text:style-name="T27">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7"><text:tab/>O schema apresentado anteriormente para configuração do CORE, </text:span><text:span text:style-name="T34">lindberg-config.xsd</text:span><text:span text:style-name="T27">, provê uma tag denominada </text:span><text:span text:style-name="T34">linp</text:span><text:span text:style-name="T27">. Esta tag é a tag raiz para toda a configuração do componente LINP via XML usando o parser default XmlLinpConfiguration. A tag </text:span><text:span text:style-name="T34">linp</text:span><text:span text:style-name="T27"> engloba as definições de </text:span><text:span text:style-name="T34">datasource</text:span><text:span text:style-name="T27">, do </text:span><text:span text:style-name="T34">transaction manager, schema padrão, </text:span><text:span text:style-name="T27">da implementação a ser usada para resolver comandos sql, o tipo java a ser usado para tipos de dados sql do tipo </text:span><text:span text:style-name="T34">cursor</text:span><text:span text:style-name="T2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27"><text:tab/>As propriedades que o LINP provê para configuração são apresentadas abaixo e são definidas em </text:span><text:span text:style-name="T34">LinpConfiguration</text:span><text:span text:style-name="T27">:</text:span></text:p>
      <text:list xml:id="list34432470" text:style-name="L11">
        <text:list-header>
          <text:p text:style-name="P128"/>
        </text:list-header>
        <text:list-item>
          <text:p text:style-name="P161"><text:span text:style-name="T114">lindberg.persistence.IntegerCursorType:</text:span><text:span text:style-name="T106"> </text:span></text:p>
          <text:p text:style-name="P162">- Tipo java inteiro <text:s/>para cursores;</text:p>
          <text:p text:style-name="P163"><text:span text:style-name="T43">- Valor padrão é </text:span><text:span text:style-name="T50">java.sql.Types.OTHER.</text:span></text:p>
        </text:list-item>
        <text:list-item>
          <text:p text:style-name="P164"><text:span text:style-name="T78">lindberg.persistence.TransactionManager</text:span><text:span text:style-name="T78">:</text:span></text:p>
          <text:p text:style-name="P164"><text:span text:style-name="T49">- Implementação de </text:span><text:span text:style-name="T47">TransactionManager</text:span><text:span text:style-name="T49"> que será usada para o gerenciamento das transações de banco;</text:span></text:p>
          <text:p text:style-name="P164"><text:span text:style-name="T49">- Valor padrão é </text:span><text:span text:style-name="T48">org.lindbergframework.persistence.transaction.LinpSpringTransactionManager.</text:span></text:p>
        </text:list-item>
        <text:list-item>
          <text:p text:style-name="P165">lindberg.persistence.SqlCommandResolver:</text:p>
          <text:p text:style-name="P164"><text:span text:style-name="T49">- Implementação de </text:span><text:span text:style-name="T47">SqlCommandResolver </text:span><text:span text:style-name="T49">que fará o intercambio entre a aplicação e o repositório de </text:span><text:soft-page-break/><text:span text:style-name="T49">comandos sql e atenderá a solicitações de obtenção desses comandos;</text:span></text:p>
          <text:p text:style-name="P164"><text:span text:style-name="T49">- Quando a configuração é definida programaticamente usando </text:span><text:span text:style-name="T47">SimpleLinpConfiguration</text:span><text:span text:style-name="T49"> deve ser informado;</text:span></text:p>
          <text:p text:style-name="P164"><text:span text:style-name="T49">- Usando configuração via XML através de </text:span><text:span text:style-name="T47">XmlLinpConfiguration</text:span><text:span text:style-name="T49"> o valor padrão é </text:span><text:span text:style-name="T48">org.lindbergframework.persistence.sql.XmlSqlCommandResolver.</text:span></text:p>
        </text:list-item>
        <text:list-item>
          <text:p text:style-name="P165">lindberg.persistence.DefaultSchema:</text:p>
          <text:p text:style-name="P162">- Schema de banco padrão que deve ser usado. Essa propriedade é opcional e não possui o valor padrão.</text:p>
        </text:list-item>
      </text:list>
      <text:p text:style-name="P106"/>
      <text:p text:style-name="P108">IMPORTANTE: Além dessas propriedades é importante e necessário definir a parte as configurações de datasource que o LINP usará. Isso será abordado mais a frente.</text:p>
      <text:p text:style-name="P106"/>
      <text:p text:style-name="P11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25">new</text:span><text:span text:style-name="T14"> ClassPathXmlCoreConfiguration(</text:span><text:span text:style-name="T104">"</text:span><text:span text:style-name="T115">org/lindbergframework/configuracao/lindberg-config.xml</text:span><text:span text:style-name="T104">"</text:span><text:span text:style-name="T14">);</text:span></text:p>
      <text:p text:style-name="P76"><text:s text:c="8"/></text:p>
      <text:p text:style-name="P87"><text:span text:style-name="T13">SimpleLinpConfiguration linpConfiguration = </text:span><text:span text:style-name="T121">new</text:span><text:span text:style-name="T13"> SimpleLinpConfiguration();</text:span></text:p>
      <text:p text:style-name="P76"><text:s text:c="8"/></text:p>
      <text:p text:style-name="P76">DataSource ds = createDataSource();</text:p>
      <text:p text:style-name="P87"><text:span text:style-name="T13">DataSourceConfig config = </text:span><text:span text:style-name="T121">new</text:span><text:span text:style-name="T13"> DataSourceConfig(ds, com.mysql.jdbc.Driver.</text:span><text:span text:style-name="T121">class</text:span><text:span text:style-name="T13">);</text:span></text:p>
      <text:p text:style-name="P76"><text:s text:c="8"/></text:p>
      <text:p text:style-name="P76">linpConfiguration.setDataSourceConfig(config);</text:p>
      <text:p text:style-name="P87"><text:span text:style-name="T13">linpConfiguration.setCursorType(LinpConfiguration.</text:span><text:span text:style-name="T174">DEFAULT_INTEGER_CURSOR_TYPE</text:span><text:span text:style-name="T13">);</text:span></text:p>
      <text:p text:style-name="P87"><text:span text:style-name="T13">linpConfiguration.setTransactionManager(</text:span><text:span text:style-name="T121">new</text:span><text:span text:style-name="T13"> LinpSpringTransactionManager(ds));</text:span></text:p>
      <text:p text:style-name="P76"><text:s text:c="8"/></text:p>
      <text:p text:style-name="P76">XmlSqlCommandResolver sqlCommandResolver = </text:p>
      <text:p text:style-name="P87"><text:span text:style-name="T62"><text:s/><text:tab/> <text:s text:c="4"/></text:span><text:span text:style-name="T121">new</text:span><text:span text:style-name="T13"> ClassPathXmlSqlCommandResolver(</text:span><text:span text:style-name="T99">"</text:span><text:span text:style-name="T103">org/lindbergframework/repositorioSql</text:span><text:span text:style-name="T99">/queries.xml",</text:span></text:p>
      <text:p text:style-name="P87"><text:span text:style-name="T99"><text:tab/><text:tab/><text:tab/><text:tab/><text:tab/> <text:s text:c="13"/>"</text:span><text:span text:style-name="T103">org/lindbergframework/repositorioSql</text:span><text:span text:style-name="T99">/updates.xml"</text:span><text:span text:style-name="T13">);</text:span></text:p>
      <text:p text:style-name="P76">linpConfiguration.setSqlCommandResolver(sqlCommandResolver);</text:p>
      <text:p text:style-name="P76"><text:s text:c="8"/></text:p>
      <text:p text:style-name="P76">coreConfiguration.setLinpConfiguration(linpConfiguration);</text:p>
      <text:p text:style-name="P76">CoreContext.<text:span text:style-name="T74">getInstance</text:span>().loadConfiguration(coreConfiguration);</text:p>
      <text:p text:style-name="P76"/>
      <text:p text:style-name="P76"/>
      <text:p text:style-name="P15"><text:tab/>No trecho de código acima é feita a configuração do LINP programaticamente via <text:span text:style-name="T7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4">ClassPathXmlCoreConfiguration</text:span> para configurações do CORE baseado em um XML que está em nosso classpath. Em seguida criamos nosso <text:span text:style-name="T74">datasource </text:span>e o encapsulamos na classe que representa as configurações de <text:span text:style-name="T74">datasource</text:span> dentro do LINP que é a <text:span text:style-name="T74">DataSourceConfig</text:span>. Para tal passamos a referência do nosso <text:span text:style-name="T74">datasource </text:span>criado (ds) e o Driver que o nosso <text:span text:style-name="T74">datasource</text:span> está usando para criar um novo <text:span text:style-name="T74">DataSourceConfig. </text:span>Isso é mostrado abaixo:</text:p>
      <text:p text:style-name="P15"/>
      <text:p text:style-name="P76">DataSource ds = createDataSource();</text:p>
      <text:p text:style-name="P75">DataSourceConfig config = <text:span text:style-name="T121">new</text:span> DataSourceConfig(ds, com.mysql.jdbc.Driver.<text:span text:style-name="T121">class</text:span>);</text:p>
      <text:p text:style-name="P15"><text:tab/></text:p>
      <text:p text:style-name="P15"><text:tab/>A partir daí definimos as propriedades de acordo com nossa necessidade. Neste caso definimos:</text:p>
      <text:p text:style-name="P15"/>
      <text:list xml:id="list34425382" text:style-name="L12">
        <text:list-item>
          <text:list>
            <text:list-item>
              <text:p text:style-name="P129">DataSourceConfig:</text:p>
              <text:p text:style-name="P133"/>
              <text:p text:style-name="P133"><text:soft-page-break/>linpConfiguration.setDataSourceConfig(config);</text:p>
              <text:p text:style-name="P133"/>
            </text:list-item>
            <text:list-item>
              <text:p text:style-name="P129">CursorType:</text:p>
              <text:p text:style-name="P129"/>
            </text:list-item>
          </text:list>
        </text:list-item>
      </text:list>
      <text:p text:style-name="P15"><text:tab/> <text:s text:c="4"/><text:span text:style-name="T87">linpConfiguration.setCursorType(LinpConfiguration.</text:span><text:span text:style-name="T175">DEFAULT_INTEGER_CURSOR_TYPE</text:span><text:span text:style-name="T87">);</text:span></text:p>
      <text:p text:style-name="P23"/>
      <text:list xml:id="list38383221" text:continue-numbering="true" text:style-name="L12">
        <text:list-item>
          <text:list>
            <text:list-item>
              <text:p text:style-name="P129">TransactionManager:</text:p>
              <text:p text:style-name="P133"/>
              <text:p text:style-name="P133">linpConfiguration.setTransactionManager(<text:span text:style-name="T121">new</text:span> LinpSpringTransactionManager(ds));</text:p>
              <text:p text:style-name="P133"/>
            </text:list-item>
            <text:list-item>
              <text:p text:style-name="P129">SqlCommandResolver:</text:p>
              <text:p text:style-name="P134">XmlSqlCommandResolver sqlCommandResolver = </text:p>
            </text:list-item>
          </text:list>
          <text:p text:style-name="P137"><text:span text:style-name="T62"><text:s text:c="6"/></text:span><text:span text:style-name="T121">new </text:span><text:span text:style-name="T13">ClassPathXmlSqlCommandResolver(</text:span><text:span text:style-name="T99">"</text:span><text:span text:style-name="T103">org/lindbergframework/repositorioSql</text:span><text:span text:style-name="T99">/queries.xml",</text:span></text:p>
          <text:p text:style-name="P137"><text:span text:style-name="T99"><text:tab/><text:tab/><text:tab/><text:tab/> <text:s text:c="13"/>"</text:span><text:span text:style-name="T103">org/lindbergframework/repositorioSql</text:span><text:span text:style-name="T99">/updates.xml"</text:span><text:span text:style-name="T13">);</text:span></text:p>
          <text:list text:continue-numbering="true">
            <text:list-header>
              <text:p text:style-name="P133">linpConfiguration.setSqlCommandResolver(sqlCommandResolver);</text:p>
            </text:list-header>
          </text:list>
        </text:list-item>
      </text:list>
      <text:p text:style-name="P22"/>
      <text:p text:style-name="P105"><text:span text:style-name="T93">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3">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5">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4">CoreContext,</text:span> também inicializará automaticamente o LINP a partir de seu contexto, <text:span text:style-name="T74">LinpContext.</text:span> O <text:span text:style-name="T7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7">CoreContext.</text:span><text:span text:style-name="T88">getInstance</text:span><text:span text:style-name="T87">().loadConfiguration(coreConfiguration);</text:span> </text:p>
      <text:p text:style-name="P15"/>
      <text:p text:style-name="P15"><text:tab/>O log no concole apresentará, dentre outras coisas, o seguinte trecho após a execução do <text:span text:style-name="T74">loadConfiguration</text:span> indicando o status da inicialização de cada módulo:</text:p>
      <text:p text:style-name="P15"/>
      <text:p text:style-name="P17"><text:span text:style-name="T78"><text:tab/></text:span><text:span text:style-name="T171">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4">CoreContext</text:span> verifica que precisa inicializar LINP<text:span text:style-name="T74"> </text:span>então dispara o processo de inicialização e configuração de <text:span text:style-name="T74">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18">5.3.2 – Configurando o LINP na prática – Usando XML</text:p>
      <text:p text:style-name="P107"/>
      <text:p text:style-name="P109"><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4">&lt;core&gt;</text:span> e as do LINP dentro da tag, de mesmo nível hierárquico no XML, <text:span text:style-name="T74">&lt;linp&gt;. </text:span>As mesmas configurações que foram usadas no exemplo de configuração programaticamente no exemplo anterior pode ser feita, e com mais flexibilidade ainda, via XML.</text:p>
      <text:p text:style-name="P109"><text:tab/><text:tab/></text:p>
      <text:p text:style-name="P109"><text:tab/><text:tab/>Como o XML de configuração do componente <text:span text:style-name="T74">LINP</text:span> é o mesmo do de configuração do <text:span text:style-name="T74">CORE</text:span> do framework então o schema é o mesmo. </text:p>
      <text:p text:style-name="P109"/>
      <text:p text:style-name="P109"><text:tab/><text:tab/>Schema: <text:s/><text:a xlink:type="simple" xlink:href="http://www.lindbergframework.org/schema/lindberg-config.xsd">http://www.lindbergframework.org/schema/lindberg-config.xsd</text:a></text:p>
      <text:p text:style-name="P109"/>
      <text:p text:style-name="P109"><text:tab/><text:tab/>A diferença para as configurações do componente de persistência é que novas tags e atributos são usados para configurar o <text:span text:style-name="T74">LINP.</text:span> Estas novas tags estão descritas no schema acima. As propriedades de configuração, seguindo a mesma ideia do <text:span text:style-name="T74">CORE,</text:span> são detalhas abaixo. Seu uso é demonstrado na prática mais a frente:</text:p>
      <text:p text:style-name="P109"/>
      <text:p text:style-name="P114"><text:span text:style-name="T56"><text:tab/><text:tab/>- </text:span><text:span text:style-name="T109">lindberg.persistence.IntegerCursorType</text:span><text:span text:style-name="T113"> </text:span></text:p>
      <text:p text:style-name="P114"><text:span text:style-name="T113"><text:tab/><text:tab/></text:span><text:span text:style-name="T170">(se não for definida o tipo inteiro para cursores de banco <text:s/>padrão será usado – java.sql.Types.OTHER)</text:span><text:span text:style-name="T113">:</text:span></text:p>
      <text:p text:style-name="P114"><text:span text:style-name="T20"><text:tab/><text:tab/></text:span><text:span text:style-name="T63">Tipo inteiro para cursores de banco, quando o banco em uso provê o recurso de cursores. </text:span></text:p>
      <text:p text:style-name="P115"><text:span text:style-name="T56"><text:tab/><text:tab/>Geralmente, quando definida explicitamente é usada alguma constante específica do banco de dados <text:tab/><text:tab/><text:tab/>adotado. </text:span><text:span text:style-name="T5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0">oracle.jdbc.OracleTypes.CURSOR</text:span><text:span text:style-name="T56">, pois o banco oracle fornece junto com seu driver <text:tab/><text:tab/>uma constante do tipo inteiro (padrão) que identifica tipos de cursores de banco:</text:span></text:p>
      <text:p text:style-name="P111"/>
      <text:p text:style-name="P114"><text:span text:style-name="T63"><text:tab/><text:tab/></text:span><text:span text:style-name="T132">&lt;</text:span><text:span text:style-name="T145">config-property </text:span><text:span text:style-name="T161">name</text:span><text:span text:style-name="T16">=</text:span><text:span text:style-name="T109">"lindberg.persistence.IntegerCursorType"</text:span></text:p>
      <text:p text:style-name="P114"><text:span text:style-name="T109"><text:tab/><text:tab/><text:tab/><text:tab/> <text:s text:c="4"/></text:span><text:span text:style-name="T161">value</text:span><text:span text:style-name="T16">=</text:span><text:span text:style-name="T109">"</text:span><text:span text:style-name="T111">#</text:span><text:span text:style-name="T109">oracle.jdbc.OracleTypes.CURSOR"</text:span><text:span text:style-name="T16"> </text:span><text:span text:style-name="T132">/&gt;</text:span></text:p>
      <text:p text:style-name="P113"><text:tab/><text:tab/></text:p>
      <text:p text:style-name="P109"><text:s/><text:tab/><text:tab/><text:span text:style-name="T178">Observe que foi usado no valor dessa propriedade o carácter coringa </text:span><text:span text:style-name="T76">'#' <text:s/></text:span><text:span text:style-name="T178"><text:s/>para definir que o valor será obtido através da constante estática e pública </text:span><text:span text:style-name="T76">CURSOR</text:span><text:span text:style-name="T178"> na classe </text:span><text:span text:style-name="T76">oracle.jdbc.OracleTypes. </text:span><text:span text:style-name="T178">Esse recurso de carácter coringa foi abordado com detalhes na sessão 3.3.2.1 deste documento.</text:span></text:p>
      <text:p text:style-name="P166"/>
      <text:p text:style-name="P166"/>
      <text:p text:style-name="P110"><text:span text:style-name="T78"><text:tab/><text:tab/>- </text:span><text:span text:style-name="T112">lindberg.persistence.TransactionManager</text:span></text:p>
      <text:p text:style-name="P110"><text:span text:style-name="T107"><text:tab/><text:tab/></text:span><text:span text:style-name="T172">(se não for definida o TransactionManager padrão será usado –</text:span></text:p>
      <text:p text:style-name="P110"><text:span text:style-name="T172"><text:tab/><text:tab/> org.lindbergframework.persistence.transaction.LinpSpringTransactionManager)</text:span><text:span text:style-name="T118">:</text:span></text:p>
      <text:p text:style-name="P110"><text:span text:style-name="T118"><text:tab/><text:tab/></text:span><text:span text:style-name="T186">Implementação de </text:span><text:span text:style-name="T188">TransactionManager</text:span><text:span text:style-name="T186"> que deve ser usada para o gerenciamento de transações.</text:span></text:p>
      <text:p text:style-name="P167"/>
      <text:p text:style-name="P110"><text:span text:style-name="T186"><text:tab/><text:tab/></text:span><text:span text:style-name="T187">O gerenciamento de transações do LINP é detalhado mais a frente.</text:span></text:p>
      <text:p text:style-name="P168"/>
      <text:p text:style-name="P110"><text:span text:style-name="T187"><text:tab/><text:tab/>- </text:span><text:span text:style-name="T108">lindberg.persistence.SqlCommandResolver </text:span><text:span text:style-name="T172">(requerido)</text:span></text:p>
      <text:p text:style-name="P116"><text:span text:style-name="T96"><text:tab/><text:tab/></text:span><text:span text:style-name="T97">Implementação de </text:span><text:span text:style-name="T98">SqlCommandResolver</text:span><text:span text:style-name="T97"> que será usada para resolver comandos sql requisitados pela <text:tab/><text:tab/><text:tab/>aplicação fazendo uma ponte entre os DAO´s (</text:span><text:span text:style-name="T98">Data Access Objects)</text:span><text:span text:style-name="T97"> <text:s/>e o repositório comandos sql.</text:span></text:p>
      <text:p text:style-name="P167"/>
      <text:p text:style-name="P116"><text:span text:style-name="T97"><text:tab/><text:tab/>- </text:span><text:span text:style-name="T107">lindberg.persistence.DefaultSchema </text:span><text:span text:style-name="T172">(opcional)</text:span></text:p>
      <text:p text:style-name="P116"><text:soft-page-break/><text:span text:style-name="T107"><text:tab/><text:tab/></text:span><text:span text:style-name="T97">Schema padrão que deve ser usado.</text:span></text:p>
      <text:p text:style-name="P169"><text:tab/><text:tab/></text:p>
      <text:p text:style-name="P112"><text:tab/><text:tab/></text:p>
      <text:p text:style-name="P36"><text:tab/><text:tab/>Abaixo é ilustrado de forma detalhada o schema <text:a xlink:type="simple" xlink:href="http://www.lindbergframework.org/schema/lindberg-config.xsd">lindberg-config.xsd</text:a> no que diz respeito a tag <text:span text:style-name="T74">&lt;linp&gt; </text:span>para definição das configurações do LINP. Observe que a tag &lt;<text:span text:style-name="T74">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8">Importante:</text:span> qualquer tentativa de uso do componente LINP sem que este seja configurado e seu contexto, <text:span text:style-name="T74">LinpContext,</text:span> devidamente inicializado o framework lançará uma <text:span text:style-name="T74">IllegalStateContextException</text:span> com a mensagem descrita abaixo:</text:p>
      <text:p text:style-name="P36"/>
      <text:p text:style-name="P42"><text:span text:style-name="T78"><text:tab/><text:tab/></text:span><text:span text:style-name="T171">Linp Context is not active. Call loadConfiguration static method </text:span></text:p>
      <text:p text:style-name="P93"><text:tab/><text:tab/>in LinpContext to active it</text:p>
      <text:p text:style-name="P93"/>
      <text:p text:style-name="P42"><text:span text:style-name="T171"><text:tab/><text:tab/></text:span><text:span text:style-name="T78">Abaixo é descrito o mesmo XML de configuração apresentado quando abordamos as configurações de CORE só que agora adicionando as configurações do LINP usando um datasource configurado para acessar um banco </text:span><text:span text:style-name="T75">Oracle</text:span><text:span text:style-name="T78">, isso fará com que o CORE configure e inicialize devidamente de forma automática o </text:span><text:span text:style-name="T75">LinpContext.</text:span></text:p>
      <text:p text:style-name="P46"/>
      <text:p text:style-name="P68"><text:span text:style-name="T135">&lt;?</text:span><text:span text:style-name="T148">xml</text:span><text:span text:style-name="T75"> </text:span><text:span text:style-name="T158">version</text:span><text:span text:style-name="T75">=</text:span><text:span text:style-name="T101">"1.0"</text:span><text:span text:style-name="T75"> </text:span><text:span text:style-name="T158">encoding</text:span><text:span text:style-name="T75">=</text:span><text:span text:style-name="T101">"UTF-8"</text:span><text:span text:style-name="T135">?&gt;</text:span></text:p>
      <text:p text:style-name="P85"><text:span text:style-name="T129">&lt;</text:span><text:span text:style-name="T142">lindberg-configuration</text:span> <text:span text:style-name="T156">xmlns</text:span><text:span text:style-name="T13">=</text:span><text:span text:style-name="T100">"http://www.lindbergframework.org/schema"</text:span> <text:span text:style-name="T156">xmlns:xsi</text:span><text:span text:style-name="T13">=</text:span><text:span text:style-name="T100">"http://www.w3.org/2001/XMLSchema-instance"</text:span> <text:span text:style-name="T156">xsi:schemaLocation</text:span><text:span text:style-name="T13">=</text:span><text:span text:style-name="T100">"http://www.lindbergframework.org/schema lindberg-config.xsd "</text:span><text:span text:style-name="T129">&gt;</text:span></text:p>
      <text:p text:style-name="P85"/>
      <text:p text:style-name="P87"><text:span text:style-name="T129">&lt;</text:span><text:span text:style-name="T142">core</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lt;/</text:span><text:span text:style-name="T142">core</text:span><text:span text:style-name="T129">&gt;</text:span></text:p>
      <text:p text:style-name="P101"/>
      <text:p text:style-name="P85"><text:span text:style-name="T129">&lt;</text:span><text:span text:style-name="T142">linp</text:span><text:span text:style-name="T129">&gt;</text:span></text:p>
      <text:p text:style-name="P85"><text:span text:style-name="T13"><text:s text:c="3"/></text:span><text:span text:style-name="T136">&lt;</text:span><text:span text:style-name="T149">dataSource</text:span><text:span text:style-name="T136"> </text:span><text:span text:style-name="T159">class</text:span><text:span text:style-name="T61">=</text:span><text:span text:style-name="T100">"org.springframework.jdbc.datasource.DriverManagerDataSource"</text:span><text:span text:style-name="T136"> </text:span></text:p>
      <text:p text:style-name="P85"><text:tab/> <text:s text:c="8"/><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85"><text:span text:style-name="T13"><text:s text:c="3"/></text:span><text:span text:style-name="T129">&lt;/</text:span><text:span text:style-name="T142">dataSource</text:span><text:span text:style-name="T129">&gt;</text:span></text:p>
      <text:p text:style-name="P65"><text:tab/><text:tab/></text:p>
      <text:p text:style-name="P85"><text:span text:style-name="T13"><text:s text:c="3"/></text:span><text:span text:style-name="T129">&lt;</text:span><text:span text:style-name="T142">config-properties</text:span><text:span text:style-name="T129">&gt;</text:span></text:p>
      <text:p text:style-name="P85"><text:span text:style-name="T129"><text:s text:c="5"/>&lt;</text:span><text:span text:style-name="T142">config-property</text:span><text:span text:style-name="T129"> </text:span><text:span text:style-name="T156">name</text:span><text:span text:style-name="T13">=</text:span><text:span text:style-name="T100">"lindberg.persistence.IntegerCursorType"</text:span><text:span text:style-name="T129"> <text:tab/><text:tab/><text:tab/><text:tab/> <text:s text:c="4"/><text:tab/> <text:s text:c="2"/></text:span><text:span text:style-name="T156">value</text:span><text:span text:style-name="T13">=</text:span><text:span text:style-name="T100">"#oracle.jdbc.OracleTypes.CURSOR"</text:span><text:span text:style-name="T129"> /&gt;</text:span></text:p>
      <text:p text:style-name="P85"><text:span text:style-name="T129"><text:s text:c="5"/>&lt;</text:span><text:span text:style-name="T142">config-property</text:span> <text:span text:style-name="T156">name</text:span><text:span text:style-name="T13">=</text:span><text:span text:style-name="T100">"lindberg.persistence.TransactionManager"</text:span> <text:s text:c="4"/><text:tab/> <text:s text:c="2"/><text:tab/><text:tab/><text:tab/> <text:s text:c="2"/><text:span text:style-name="T156">value</text:span><text:span text:style-name="T13">=</text:span><text:span text:style-name="T100">"org.lindbergframework.persistence.transaction.LinpSpringTransactionManager"</text:span><text:span text:style-name="T129">/&gt;</text:span></text:p>
      <text:p text:style-name="P85"><text:span text:style-name="T13"><text:s text:c="5"/></text:span><text:span text:style-name="T129">&lt;</text:span><text:span text:style-name="T142">config-property</text:span> <text:span text:style-name="T156">name</text:span><text:span text:style-name="T13">=</text:span><text:span text:style-name="T100">"lindberg.persistence.SqlCommandResolver"</text:span> <text:tab/><text:tab/><text:tab/><text:tab/> <text:s text:c="9"/><text:tab/> <text:s text:c="2"/><text:span text:style-name="T156">value</text:span><text:span text:style-name="T13">=</text:span><text:span text:style-name="T100">"org.lindbergframework.persistence.sql.ClassPathXmlSqlCommandResolver"</text:span><text:span text:style-name="T129">&gt;</text:span><text:span text:style-name="T13"><text:tab/><text:tab/><text:tab/></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85"><text:span text:style-name="T13"><text:tab/><text:tab/></text:span><text:span text:style-name="T129">&lt;/</text:span><text:span text:style-name="T142">property</text:span><text:span text:style-name="T129">&gt;</text:span></text:p>
      <text:p text:style-name="P85"><text:span text:style-name="T13"><text:tab/></text:span><text:span text:style-name="T129">&lt;/</text:span><text:span text:style-name="T142">config-property</text:span><text:span text:style-name="T129">&gt;</text:span></text:p>
      <text:p text:style-name="P85"><text:span text:style-name="T13"><text:s text:c="3"/></text:span><text:span text:style-name="T129">&lt;/</text:span><text:span text:style-name="T142">config-properties</text:span><text:span text:style-name="T129">&gt;</text:span></text:p>
      <text:p text:style-name="P85"/>
      <text:p text:style-name="P85"><text:span text:style-name="T129">&lt;/</text:span><text:span text:style-name="T142">linp</text:span><text:span text:style-name="T129">&gt;</text:span></text:p>
      <text:p text:style-name="P85"/>
      <text:p text:style-name="P85"><text:span text:style-name="T129">&lt;/</text:span><text:span text:style-name="T142">lindberg-configuration</text:span><text:span text:style-name="T129">&gt;</text:span></text:p>
      <text:p text:style-name="P103"/>
      <text:p text:style-name="P103"><text:tab/><text:span text:style-name="T29">O xml acima contém no mesmo arquivo tanto as configurações de CORE quanto, agora, as do componente </text:span><text:span text:style-name="T33">LINP. </text:span><text:span text:style-name="T29">As configurações do </text:span><text:span text:style-name="T33">CORE </text:span><text:span text:style-name="T29">não serão abordadas neste momento, visto que isto já foi feito na sessão dedicada ao </text:span><text:span text:style-name="T33">CORE</text:span><text:span text:style-name="T29"> no início deste documento. No que diz respeito ao </text:span><text:span text:style-name="T33">LINP </text:span><text:span text:style-name="T29">as </text:span><text:soft-page-break/><text:span text:style-name="T29">configurações são definidas a partir da tag </text:span><text:span text:style-name="T33">&lt;linp&gt;</text:span><text:span text:style-name="T29"> e estas defines as propriedades do datasource, para conexão com o banco de dados, o schema padrão a ser usado, o gerenciador de transações </text:span><text:span text:style-name="T33">(TransactionManager)</text:span><text:span text:style-name="T29">, a classe que trabalhará como camada intermediária entre a aplicação e o repositório de comandos sql </text:span><text:span text:style-name="T33">(SqlCommandResolver) </text:span><text:span text:style-name="T29">atendendo as requisições por comandos sql.</text:span></text:p>
      <text:p text:style-name="P37"><text:tab/></text:p>
      <text:p text:style-name="P37"><text:tab/>As configurações do LINP definidas no exemplo acima são detalhadas abaixo:</text:p>
      <text:p text:style-name="P37"/>
      <text:list xml:id="list34433018" text:style-name="L13">
        <text:list-item>
          <text:list>
            <text:list-header>
              <text:p text:style-name="P170"><text:span text:style-name="T30">* <text:s/>DataSource: </text:span><text:span text:style-name="T27">Tag &lt;</text:span><text:span text:style-name="T34">dataSource&gt;</text:span><text:span text:style-name="T27"> é específica, única e define as configurações de conexão com o banco de dados. No nosso exemplo usamos uma conexão com um banco local Oracle. Esta tag será <text:s text:c="2"/>abordada em detalhes mais a frente;</text:span></text:p>
              <text:p text:style-name="P171"/>
              <text:p text:style-name="P172"><text:span text:style-name="T192">* <text:s/></text:span><text:span text:style-name="T189">lindberg.persistence.IntegerCursorType</text:span><text:span text:style-name="T192">: </text:span><text:span text:style-name="T27">Tipo específico inteiro Sql para Cursores de banco. Para este o banco usado no exemplo, Oracle, temos um tipo sql específico para cursores de banco: </text:span><text:span text:style-name="T37">oracle.jdbc.OracleTypes.CURSOR. </text:span><text:span text:style-name="T35">Por ser uma constante, então esse valor é definido precedido pelo caracter</text:span><text:span text:style-name="T37"> </text:span><text:span text:style-name="T30">'#'</text:span><text:span text:style-name="T27">;</text:span></text:p>
            </text:list-header>
          </text:list>
        </text:list-item>
      </text:list>
      <text:p text:style-name="P173"/>
      <text:p text:style-name="P119"><text:span text:style-name="T192">* <text:s/></text:span><text:span text:style-name="T189">lindberg.persistence.TransactionManager: </text:span><text:span text:style-name="T194">Gerenciador de transações que será usado para transações de banco. Para este exemplo é usado a implementação padrão de </text:span><text:span text:style-name="T190">TransactionManager, </text:span><text:span text:style-name="T194"><text:s/></text:span><text:span text:style-name="T190">LinpSpringTransactionManager. </text:span><text:span text:style-name="T19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0">TransactionManager <text:s/></text:span><text:span text:style-name="T194">consistente;</text:span></text:p>
      <text:p text:style-name="P174"/>
      <text:p text:style-name="P119"><text:span text:style-name="T192">* <text:s/></text:span><text:span text:style-name="T189">lindberg.persistence.SqlCommandResolver: </text:span><text:span text:style-name="T194">Implementação de </text:span><text:span text:style-name="T190">SqlCommandResolver</text:span><text:span text:style-name="T19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0">classpath</text:span><text:span text:style-name="T194"> da aplicação, </text:span><text:span text:style-name="T190">ClassPathXmlSqlCommandResolver.</text:span><text:span text:style-name="T194"> Observe que esta propriedade de configuração define um parâmetro de construtor para o resolver que é um array de Strings. Esse parâmetro define o caminho onde estão os arquivos XML dentro do </text:span><text:span text:style-name="T190">classpath </text:span><text:span text:style-name="T194">contendo os comanos SQL que serão usados pela implementação de </text:span><text:span text:style-name="T190">SqlCommandResolver</text:span><text:span text:style-name="T194"> especificada. Neste caso isto foi definido dentro da tag da </text:span><text:span text:style-name="T190">&lt;config-property&gt;</text:span><text:span text:style-name="T194"> da propriedade de configuração do resolver no trecho a seguir:</text:span></text:p>
      <text:p text:style-name="P174"><text:tab/></text:p>
      <text:p text:style-name="P119"><text:span text:style-name="T194"><text:tab/></text:span><text:span text:style-name="T133">&lt;</text:span><text:span text:style-name="T146">property</text:span><text:span text:style-name="T195"> </text:span><text:span text:style-name="T162">constructor-arg</text:span><text:span text:style-name="T15">=</text:span><text:span text:style-name="T110">"true"</text:span><text:span text:style-name="T133">&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120"><text:span text:style-name="T29"><text:tab/></text:span><text:span text:style-name="T139">&lt;/</text:span><text:span text:style-name="T151">property</text:span><text:span text:style-name="T139">&gt;</text:span></text:p>
      <text:p text:style-name="P175"/>
      <text:p text:style-name="P120"><text:span text:style-name="T193">Observe que a </text:span><text:span text:style-name="T191">&lt;property&gt;</text:span><text:span text:style-name="T193"> acima tem o atributo </text:span><text:span text:style-name="T191">constructor-arg</text:span><text:span text:style-name="T193"> definido para </text:span><text:span text:style-name="T191">'true'</text:span><text:span text:style-name="T193"> indicando que é um parâmetro do construtor do resolver.</text:span></text:p>
      <text:p text:style-name="P174"/>
      <text:p text:style-name="P119"><text:span text:style-name="T194">O Schema para esse tipo de repositório de comandos usando XML, </text:span><text:span text:style-name="T190">linp-sqlMapping.xsd</text:span><text:span text:style-name="T194">, o formato do XML e os detalhes da definição de comandos sql em um repositório dessa natureza a partir desse resolver serão abordados mais a frente.</text:span></text:p>
      <text:p text:style-name="P37"/>
      <text:p text:style-name="P176">5.3.2.1 – A tag &lt;dataSource&gt;</text:p>
      <text:p text:style-name="P176"><text:soft-page-break/></text:p>
      <text:p text:style-name="P151"><text:span text:style-name="T29"><text:tab/> <text:tab/>A tag </text:span><text:span text:style-name="T33">dataSource</text:span><text:span text:style-name="T29"> é um sub-tag dentro da tag </text:span><text:span text:style-name="T33">linp</text:span><text:span text:style-name="T2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151"><text:span text:style-name="T29"/></text:p>
      <text:p text:style-name="P151"><text:span text:style-name="T29"><text:tab/><text:tab/>Atributos da tag </text:span><text:span text:style-name="T36">dataSource</text:span><text:span text:style-name="T33">:</text:span></text:p>
      <text:p text:style-name="P151"><text:span text:style-name="T33"/></text:p>
      <text:p text:style-name="P151"><text:span text:style-name="T33"><text:tab/><text:tab/>* </text:span><text:span text:style-name="T36">class:</text:span><text:span text:style-name="T33"> </text:span><text:span text:style-name="T29">Classe que é a implementação da interface </text:span><text:span text:style-name="T33">javax,sql,DataSource</text:span><text:span text:style-name="T29"> que deve ser usada;</text:span></text:p>
      <text:p text:style-name="P151"><text:span text:style-name="T29"><text:tab/><text:tab/>* </text:span><text:span text:style-name="T36">driver:</text:span><text:span text:style-name="T33"> </text:span><text:span text:style-name="T29">Drive a ser carregado do banco de dados utilizado;</text:span></text:p>
      <text:p text:style-name="P151"><text:span text:style-name="T29"><text:tab/><text:tab/>* </text:span><text:span text:style-name="T36">driverPropertyName:</text:span><text:span text:style-name="T33"> </text:span><text:span text:style-name="T29">Nome da propriedade onde será setado o driver na implementação do <text:tab/><text:tab/><text:tab/>datasource a ser usada. O valor padrão desse atributo é </text:span><text:span text:style-name="T36">'driver'</text:span><text:span text:style-name="T29">. Exemplo de uso desse atributo. <text:tab/><text:tab/>Digamos que a implementação de </text:span><text:span text:style-name="T33">DataSource</text:span><text:span text:style-name="T29"> a ser usada seja a </text:span><text:span text:style-name="T33">DriverManagerDataSource</text:span><text:span text:style-name="T29">, do <text:tab/><text:tab/>spring. Para esta implementação o driver é setado através do método </text:span><text:span text:style-name="T33">setDriverClassName, </text:span><text:span text:style-name="T29">então <text:tab/><text:tab/>esse atributo seria definido como </text:span><text:span text:style-name="T33">'driverClassName'.</text:span></text:p>
      <text:p text:style-name="P151"><text:span text:style-name="T33"/></text:p>
      <text:p text:style-name="P152"><text:span text:style-name="T39"><text:tab/><text:tab/>Essa tag também aceita o uso da tag </text:span><text:span text:style-name="T33">property</text:span><text:span text:style-name="T39"> do mesmo modo que foi explicado e utilizado nos exemplos anteriores. Essa tag pode ser usada aqui de modo a definir propriedades a serem setadas na instancia da implementação de </text:span><text:span text:style-name="T33">dataSource </text:span><text:span text:style-name="T39">definida. Por exemplo, é comum quando se define um </text:span><text:span text:style-name="T33">DataSource, </text:span><text:span text:style-name="T39">configurar a url do banco, o driver, o usuário e a senha. Esses são alguns dos atributos que são comuns na definição e uso da maioria das implementações de </text:span><text:span text:style-name="T33">DataSoure</text:span><text:span text:style-name="T39">. Então o uso da tag </text:span><text:span text:style-name="T33">property</text:span><text:span text:style-name="T39"> aqui seria necessário para efetuar essas configurações.</text:span></text:p>
      <text:p text:style-name="P152"><text:span text:style-name="T39"/></text:p>
      <text:p text:style-name="P152"><text:span text:style-name="T39"><text:tab/><text:tab/>Abaixo a tag </text:span><text:span text:style-name="T33">DataSource</text:span><text:span text:style-name="T39"> do exemplo anterior é detalhada:</text:span></text:p>
      <text:p text:style-name="P152"><text:span text:style-name="T39"><text:tab/><text:tab/></text:span><text:span text:style-name="T82">&lt;</text:span><text:span text:style-name="T154">linp</text:span><text:span text:style-name="T82">&gt;</text:span></text:p>
      <text:p text:style-name="P153"><text:span text:style-name="T54"><text:s text:c="18"/></text:span><text:span text:style-name="T128">&lt;</text:span><text:span text:style-name="T152">dataSource </text:span><text:span text:style-name="T128"><text:tab/> <text:s text:c="6"/><text:tab/><text:tab/><text:tab/><text:tab/><text:tab/><text:tab/><text:tab/><text:tab/><text:tab/><text:tab/><text:tab/><text:tab/> <text:s text:c="7"/></text:span><text:span text:style-name="T164">class</text:span><text:span text:style-name="T64">=</text:span><text:span text:style-name="T119">"org.springframework.jdbc.datasource.DriverManagerDataSource"</text:span><text:span text:style-name="T128"> </text:span></text:p>
      <text:p text:style-name="P156"><text:tab/> <text:s text:c="7"/><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77"><text:span text:style-name="T79"><text:s/><text:tab/><text:tab/> <text:s text:c="4"/></text:span><text:span text:style-name="T133">&lt;/</text:span><text:span text:style-name="T146">linp</text:span><text:span text:style-name="T133">&gt;</text:span></text:p>
      <text:p text:style-name="P177"><text:span text:style-name="T133"/></text:p>
      <text:p text:style-name="P177"><text:span text:style-name="T133"><text:tab/><text:tab/></text:span></text:p>
      <text:p text:style-name="P55"><text:tab/><text:tab/><text:span text:style-name="T11">O trecho de código acima define:</text:span></text:p>
      <text:p text:style-name="P55"><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55"><text:span text:style-name="T11"><text:tab/><text:tab/>* O driver para um banco oracle a ser usado, </text:span><text:span text:style-name="T7">oracle.jdbc.OracleDriver;</text:span></text:p>
      <text:p text:style-name="P33"><text:tab/><text:tab/>* O nome da propriedade onde será setado o driver no dataSource, <text:span text:style-name="T74">driverClassName</text:span>;</text:p>
      <text:p text:style-name="P33"><text:tab/><text:tab/>* 3 propriedades que serão setada no dataSource quando este for criado:</text:p>
      <text:p text:style-name="P33"><text:tab/><text:tab/><text:tab/>1 – url: <text:span text:style-name="T74">jdbc:oracle:thin:@localhost:1521:xe</text:span></text:p>
      <text:p text:style-name="P33"><text:span text:style-name="T74"><text:tab/><text:tab/><text:tab/>2 – </text:span>username: <text:span text:style-name="T74">SYSTEM</text:span></text:p>
      <text:p text:style-name="P33"><text:span text:style-name="T74"><text:tab/><text:tab/><text:tab/></text:span>3 – <text:span text:style-name="T74">password: admin</text:span></text:p>
      <text:p text:style-name="P157"><text:tab/><text:tab/></text:p>
      <text:p text:style-name="P158"><text:span text:style-name="T82"><text:tab/><text:tab/></text:span><text:span text:style-name="T31">Importane: </text:span><text:span text:style-name="T29">Um detalhe importante é que dependendo da implementação do </text:span><text:span text:style-name="T39">dataSource</text:span><text:span text:style-name="T29"> a ser usada o </text:span><text:span text:style-name="T39">driver</text:span><text:span text:style-name="T29">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39">class</text:span><text:span text:style-name="T29">. Um exemplo de DataSource que recebe o </text:span><text:soft-page-break/><text:span text:style-name="T29">driver como um parâmetro do tipo </text:span><text:span text:style-name="T39">class</text:span><text:span text:style-name="T29"> diretamente é outra implementação do spring </text:span><text:span text:style-name="T41">org.springframework.jdbc.datasource.SimpleDriverDataSource. </text:span><text:span text:style-name="T32">Para estes casos basta usar o caráter “#” da mesma forma que nos outros casos apresentados de uso desse caráter especial.</text:span></text:p>
      <text:p text:style-name="P158"><text:span text:style-name="T32"><text:tab/><text:tab/>Caso usássemos essa outra implementação então a nova definição da tag ficaria como abaixo. Lembrando que essa implementação usa o nome padrão da propriedade do driver, </text:span><text:span text:style-name="T41">'driver',</text:span><text:span text:style-name="T32"> então o atributo </text:span><text:span text:style-name="T41">driverPropertyName</text:span><text:span text:style-name="T32"> não é necessário pois o valor padrão, como foi dito, já é </text:span><text:span text:style-name="T41">'driver'. </text:span><text:span text:style-name="T32">Então a tag ficaria da seguitne forma:</text:span></text:p>
      <text:p text:style-name="P158"><text:span text:style-name="T32"/></text:p>
      <text:p text:style-name="P158"><text:span text:style-name="T32"><text:tab/><text:tab/></text:span><text:span text:style-name="T140">&lt;</text:span><text:span text:style-name="T155">linp</text:span><text:span text:style-name="T140">&gt;</text:span></text:p>
      <text:p text:style-name="P155"><text:span text:style-name="T44"><text:s text:c="18"/></text:span><text:span text:style-name="T141">&lt;</text:span><text:span text:style-name="T152">dataSource </text:span><text:span text:style-name="T141"><text:tab/> <text:s text:c="6"/><text:tab/><text:tab/><text:tab/><text:tab/><text:tab/><text:tab/><text:tab/><text:tab/><text:tab/><text:tab/><text:tab/><text:tab/> <text:s text:c="7"/></text:span><text:span text:style-name="T164">class</text:span><text:span text:style-name="T64">=</text:span><text:span text:style-name="T119">"org.springframework.jdbc.datasource.SimpleDriverDataSource"</text:span> </text:p>
      <text:p text:style-name="P156"><text:tab/> <text:s text:c="7"/><text:span text:style-name="T156">driver</text:span><text:span text:style-name="T13">=</text:span><text:span text:style-name="T100">"#oracle.jdbc.OracleDriver"</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58"><text:span text:style-name="T32"><text:s/><text:tab/><text:tab/> </text:span><text:span text:style-name="T140">&lt;/</text:span><text:span text:style-name="T155">linp</text:span><text:span text:style-name="T140">&gt;</text:span></text:p>
      <text:p text:style-name="P158"><text:span text:style-name="T140"/></text:p>
      <text:p text:style-name="P158"><text:span text:style-name="T140"/></text:p>
      <text:p text:style-name="P158"><text:span text:style-name="T140"><text:tab/><text:tab/></text:span><text:span text:style-name="T52">5.4 – Repositório de comandos SQL</text:span></text:p>
      <text:p text:style-name="P158"><text:span text:style-name="T52"/></text:p>
      <text:p text:style-name="P157"><text:span text:style-name="T32"><text:tab/><text:tab/>Como já foi falado no momento em que foi abordado a configuração do </text:span><text:span text:style-name="T41">linp</text:span><text:span text:style-name="T32">, o componente trabalha com o conceito de repositório de comandos sql. O repositório de comandos sql é o local onde são encontrados os comandos e as definições necessárias para uma chamada sql, seja ela um </text:span><text:span text:style-name="T41">select,</text:span><text:span text:style-name="T32"> </text:span><text:span text:style-name="T41">update, delete, </text:span><text:span text:style-name="T32">uma chamada a uma </text:span><text:span text:style-name="T41">stored procedure</text:span><text:span text:style-name="T32">, uma </text:span><text:span text:style-name="T41">stored function</text:span><text:span text:style-name="T32">, etc... O componente se comunica com o repositório e obtém essas definições a partir da interface </text:span><text:span text:style-name="T41">SqlCommandResolver, </text:span><text:span text:style-name="T3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1">linp</text:span><text:span text:style-name="T32"> funciona baseado em interfaces então a implementação a ser usada para o </text:span><text:span text:style-name="T41">SqlCommandResolver</text:span><text:span text:style-name="T32"> quem define é você. Essa implementação é quem será responsável por intermediar toda a comunicação entre o componente e o repositório de comandos sql.</text:span></text:p>
      <text:p text:style-name="P157"><text:span text:style-name="T32"><text:tab/></text:span></text:p>
      <text:p text:style-name="P158"><text:span text:style-name="T29"><text:tab/><text:tab/>A implementação a ser usada de SqlCommandResolver é definida no arquivo de configuração do framework na parte de configuração do </text:span><text:span text:style-name="T39">linp</text:span><text:span text:style-name="T29">. Considerando que esteja usando a configuração padrão via XML do framework, então isto seria uma propriedade de configuração do componente – </text:span><text:span text:style-name="T41">lindberg.persistence.SqlCommandResolver.</text:span></text:p>
      <text:p text:style-name="P158"><text:span text:style-name="T41"/></text:p>
      <text:p text:style-name="P158"><text:span text:style-name="T41"><text:tab/><text:tab/>O</text:span><text:span text:style-name="T29"> </text:span><text:span text:style-name="T39">linp</text:span><text:span text:style-name="T29"> já fornece uma implementação padrão de </text:span><text:span text:style-name="T39">SqlCommandResolver</text:span><text:span text:style-name="T29"> que trabalha com um repositório de comandos sql em arquivos XML baseado em um schema padrão do lindbergframework para definição de comandos sql. Essa implementação padrão será detalhada mais a frente.</text:span></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oft-page-break/><text:span text:style-name="T29"/></text:p>
      <text:p text:style-name="P158"><text:span text:style-name="T29"/></text:p>
      <text:p text:style-name="P158"><text:span text:style-name="T29"/></text:p>
      <text:p text:style-name="P158"><text:span text:style-name="T29"/></text:p>
      <text:p text:style-name="P157"><text:span text:style-name="T32"><text:s/><text:tab/><text:tab/>Abaixo é ilustrado como funciona <text:s/>essa intermediação:</text:span></text:p>
      <text:p text:style-name="P157"><draw:frame draw:style-name="fr2" draw:name="figura4" text:anchor-type="paragraph" svg:width="19.05cm" svg:height="11.396cm" draw:z-index="3"><draw:image xlink:href="Pictures/10000000000002D00000016F5D226DF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7-04T18:26:42.17</dc:date>
    <meta:editing-duration>PT277H04M08S</meta:editing-duration>
    <meta:editing-cycles>378</meta:editing-cycles>
    <meta:generator>BrOffice.org/3.2$Win32 OpenOffice.org_project/320m18$Build-9502</meta:generator>
    <meta:document-statistic meta:table-count="0" meta:image-count="4" meta:object-count="0" meta:page-count="33" meta:paragraph-count="561" meta:word-count="10291" meta:character-count="75021"/>
  </office:meta>
</office:document-meta>
</file>